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8430" officeooo:paragraph-rsid="00138430"/>
    </style:style>
    <style:style style:name="P2" style:family="paragraph" style:parent-style-name="Standard">
      <style:text-properties officeooo:rsid="0013c91b" officeooo:paragraph-rsid="0013c91b"/>
    </style:style>
    <style:style style:name="P3" style:family="paragraph" style:parent-style-name="Standard">
      <style:text-properties officeooo:rsid="00151c33" officeooo:paragraph-rsid="00151c33"/>
    </style:style>
    <style:style style:name="P4" style:family="paragraph" style:parent-style-name="Standard">
      <style:text-properties officeooo:rsid="0015b92a" officeooo:paragraph-rsid="0015b92a"/>
    </style:style>
    <style:style style:name="P5" style:family="paragraph" style:parent-style-name="Standard">
      <style:text-properties officeooo:rsid="00172e34" officeooo:paragraph-rsid="00172e34"/>
    </style:style>
    <style:style style:name="P6" style:family="paragraph" style:parent-style-name="Standard">
      <style:text-properties officeooo:rsid="0019309e" officeooo:paragraph-rsid="0019309e"/>
    </style:style>
    <style:style style:name="P7" style:family="paragraph" style:parent-style-name="Standard">
      <style:text-properties officeooo:rsid="0019f25d" officeooo:paragraph-rsid="0019f25d"/>
    </style:style>
    <style:style style:name="P8" style:family="paragraph" style:parent-style-name="Standard">
      <style:text-properties officeooo:rsid="001a75eb" officeooo:paragraph-rsid="001a75eb"/>
    </style:style>
    <style:style style:name="P9" style:family="paragraph" style:parent-style-name="Standard">
      <style:text-properties officeooo:rsid="001b2d29" officeooo:paragraph-rsid="001b2d29"/>
    </style:style>
    <style:style style:name="P10" style:family="paragraph" style:parent-style-name="Standard">
      <style:text-properties officeooo:rsid="001bf46d" officeooo:paragraph-rsid="001bf46d"/>
    </style:style>
    <style:style style:name="P11" style:family="paragraph" style:parent-style-name="Standard">
      <style:text-properties officeooo:rsid="001d7a10" officeooo:paragraph-rsid="001d7a10"/>
    </style:style>
    <style:style style:name="P12" style:family="paragraph" style:parent-style-name="Standard">
      <style:text-properties officeooo:rsid="001e290b" officeooo:paragraph-rsid="001e290b"/>
    </style:style>
    <style:style style:name="P13" style:family="paragraph" style:parent-style-name="Standard">
      <style:text-properties fo:font-style="normal" fo:font-weight="normal" officeooo:rsid="001d7a10" officeooo:paragraph-rsid="001bf46d" style:font-style-asian="normal" style:font-weight-asian="normal" style:font-style-complex="normal" style:font-weight-complex="normal"/>
    </style:style>
    <style:style style:name="P14" style:family="paragraph" style:parent-style-name="Standard">
      <style:text-properties fo:font-style="normal" fo:font-weight="normal" officeooo:rsid="001d7a10" officeooo:paragraph-rsid="001d7a10" style:font-style-asian="normal" style:font-weight-asian="normal" style:font-style-complex="normal" style:font-weight-complex="normal"/>
    </style:style>
    <style:style style:name="P15" style:family="paragraph" style:parent-style-name="Standard">
      <style:text-properties fo:font-style="normal" fo:font-weight="normal" officeooo:rsid="001e290b" officeooo:paragraph-rsid="001e290b" style:font-style-asian="normal" style:font-weight-asian="normal" style:font-style-complex="normal" style:font-weight-complex="normal"/>
    </style:style>
    <style:style style:name="P16" style:family="paragraph" style:parent-style-name="Standard">
      <style:text-properties fo:font-style="normal" fo:font-weight="normal" officeooo:rsid="001f532c" officeooo:paragraph-rsid="001f532c" style:font-style-asian="normal" style:font-weight-asian="normal" style:font-style-complex="normal" style:font-weight-complex="normal"/>
    </style:style>
    <style:style style:name="P17" style:family="paragraph" style:parent-style-name="Standard">
      <style:text-properties fo:font-style="normal" fo:font-weight="normal" officeooo:rsid="00214888" officeooo:paragraph-rsid="00214888" style:font-style-asian="normal" style:font-weight-asian="normal" style:font-style-complex="normal" style:font-weight-complex="normal"/>
    </style:style>
    <style:style style:name="P18" style:family="paragraph" style:parent-style-name="Standard">
      <style:text-properties fo:font-style="normal" fo:font-weight="normal" officeooo:rsid="00224aeb" officeooo:paragraph-rsid="00224aeb" style:font-style-asian="normal" style:font-weight-asian="normal" style:font-style-complex="normal" style:font-weight-complex="normal"/>
    </style:style>
    <style:style style:name="P19" style:family="paragraph" style:parent-style-name="Standard">
      <style:text-properties fo:font-style="normal" fo:font-weight="normal" officeooo:rsid="0022525d" officeooo:paragraph-rsid="0022525d" style:font-style-asian="normal" style:font-weight-asian="normal" style:font-style-complex="normal" style:font-weight-complex="normal"/>
    </style:style>
    <style:style style:name="P20" style:family="paragraph" style:parent-style-name="Standard">
      <style:text-properties fo:font-style="normal" fo:font-weight="normal" officeooo:rsid="00248080" officeooo:paragraph-rsid="00248080" style:font-style-asian="normal" style:font-weight-asian="normal" style:font-style-complex="normal" style:font-weight-complex="normal"/>
    </style:style>
    <style:style style:name="P21" style:family="paragraph" style:parent-style-name="Standard">
      <style:text-properties fo:font-style="normal" fo:font-weight="normal" officeooo:rsid="00260a66" officeooo:paragraph-rsid="00260a66" style:font-style-asian="normal" style:font-weight-asian="normal" style:font-style-complex="normal" style:font-weight-complex="normal"/>
    </style:style>
    <style:style style:name="P22" style:family="paragraph" style:parent-style-name="Standard">
      <style:text-properties fo:font-style="normal" fo:font-weight="normal" officeooo:rsid="0028db71" officeooo:paragraph-rsid="0028db71" style:font-style-asian="normal" style:font-weight-asian="normal" style:font-style-complex="normal" style:font-weight-complex="normal"/>
    </style:style>
    <style:style style:name="P23" style:family="paragraph" style:parent-style-name="Standard">
      <style:text-properties fo:font-style="normal" fo:font-weight="normal" officeooo:rsid="002a90f4" officeooo:paragraph-rsid="00248080" style:font-style-asian="normal" style:font-weight-asian="normal" style:font-style-complex="normal" style:font-weight-complex="normal"/>
    </style:style>
    <style:style style:name="P24" style:family="paragraph" style:parent-style-name="Standard">
      <style:text-properties fo:font-style="normal" fo:font-weight="normal" officeooo:rsid="002ac1e4" officeooo:paragraph-rsid="002ac1e4" style:font-style-asian="normal" style:font-weight-asian="normal" style:font-style-complex="normal" style:font-weight-complex="normal"/>
    </style:style>
    <style:style style:name="P25" style:family="paragraph" style:parent-style-name="Standard">
      <style:text-properties fo:font-style="normal" fo:font-weight="normal" officeooo:rsid="003068da" officeooo:paragraph-rsid="003068da" style:font-style-asian="normal" style:font-weight-asian="normal" style:font-style-complex="normal" style:font-weight-complex="normal"/>
    </style:style>
    <style:style style:name="P26" style:family="paragraph" style:parent-style-name="Standard">
      <style:text-properties fo:font-style="normal" fo:font-weight="normal" officeooo:rsid="0031fc16" officeooo:paragraph-rsid="0033f9a6" style:font-style-asian="normal" style:font-weight-asian="normal" style:font-style-complex="normal" style:font-weight-complex="normal"/>
    </style:style>
    <style:style style:name="P27" style:family="paragraph" style:parent-style-name="Standard">
      <style:text-properties fo:font-style="normal" fo:font-weight="normal" officeooo:rsid="0033f9a6" officeooo:paragraph-rsid="0033f9a6" style:font-style-asian="normal" style:font-weight-asian="normal" style:font-style-complex="normal" style:font-weight-complex="normal"/>
    </style:style>
    <style:style style:name="P28" style:family="paragraph" style:parent-style-name="Standard">
      <style:text-properties fo:font-style="normal" fo:font-weight="normal" officeooo:rsid="00359d1b" officeooo:paragraph-rsid="00359d1b" style:font-style-asian="normal" style:font-weight-asian="normal" style:font-style-complex="normal" style:font-weight-complex="normal"/>
    </style:style>
    <style:style style:name="P29" style:family="paragraph" style:parent-style-name="Standard">
      <style:text-properties fo:font-style="normal" fo:font-weight="normal" officeooo:rsid="002c54a4" officeooo:paragraph-rsid="002c54a4" style:font-style-asian="normal" style:font-weight-asian="normal" style:font-style-complex="normal" style:font-weight-complex="normal"/>
    </style:style>
    <style:style style:name="P30" style:family="paragraph" style:parent-style-name="Standard">
      <style:text-properties fo:font-style="normal" fo:font-weight="normal" officeooo:rsid="00375c04" officeooo:paragraph-rsid="00375c04" style:font-style-asian="normal" style:font-weight-asian="normal" style:font-style-complex="normal" style:font-weight-complex="normal"/>
    </style:style>
    <style:style style:name="P31" style:family="paragraph" style:parent-style-name="Standard">
      <style:text-properties fo:font-style="normal" fo:font-weight="normal" officeooo:rsid="003a2cdd" officeooo:paragraph-rsid="003a2cdd" style:font-style-asian="normal" style:font-weight-asian="normal" style:font-style-complex="normal" style:font-weight-complex="normal"/>
    </style:style>
    <style:style style:name="P32" style:family="paragraph" style:parent-style-name="Standard">
      <style:text-properties fo:font-style="normal" fo:font-weight="bold" officeooo:rsid="001f532c" officeooo:paragraph-rsid="001f532c" style:font-style-asian="normal" style:font-weight-asian="bold" style:font-style-complex="normal" style:font-weight-complex="bold"/>
    </style:style>
    <style:style style:name="P33" style:family="paragraph" style:parent-style-name="Standard">
      <style:text-properties fo:font-style="normal" fo:font-weight="bold" officeooo:rsid="00214888" officeooo:paragraph-rsid="00214888" style:font-style-asian="normal" style:font-weight-asian="bold" style:font-style-complex="normal" style:font-weight-complex="bold"/>
    </style:style>
    <style:style style:name="P34" style:family="paragraph" style:parent-style-name="Standard">
      <style:text-properties fo:font-style="normal" fo:font-weight="bold" officeooo:rsid="00224aeb" officeooo:paragraph-rsid="00224aeb" style:font-style-asian="normal" style:font-weight-asian="bold" style:font-style-complex="normal" style:font-weight-complex="bold"/>
    </style:style>
    <style:style style:name="P35" style:family="paragraph" style:parent-style-name="Standard">
      <style:text-properties fo:font-style="normal" fo:font-weight="bold" officeooo:rsid="0022525d" officeooo:paragraph-rsid="0022525d" style:font-style-asian="normal" style:font-weight-asian="bold" style:font-style-complex="normal" style:font-weight-complex="bold"/>
    </style:style>
    <style:style style:name="P36" style:family="paragraph" style:parent-style-name="Standard">
      <style:text-properties fo:font-style="normal" fo:font-weight="bold" officeooo:rsid="00248080" officeooo:paragraph-rsid="00248080" style:font-style-asian="normal" style:font-weight-asian="bold" style:font-style-complex="normal" style:font-weight-complex="bold"/>
    </style:style>
    <style:style style:name="P37" style:family="paragraph" style:parent-style-name="Standard">
      <style:text-properties fo:font-style="normal" fo:font-weight="bold" officeooo:rsid="00260a66" officeooo:paragraph-rsid="00260a66" style:font-style-asian="normal" style:font-weight-asian="bold" style:font-style-complex="normal" style:font-weight-complex="bold"/>
    </style:style>
    <style:style style:name="P38" style:family="paragraph" style:parent-style-name="Standard">
      <style:text-properties fo:font-style="normal" fo:font-weight="bold" officeooo:rsid="002a0195" officeooo:paragraph-rsid="002a0195" style:font-style-asian="normal" style:font-weight-asian="bold" style:font-style-complex="normal" style:font-weight-complex="bold"/>
    </style:style>
    <style:style style:name="P39" style:family="paragraph" style:parent-style-name="Standard">
      <style:text-properties fo:font-style="normal" fo:font-weight="bold" officeooo:rsid="002ac1e4" officeooo:paragraph-rsid="002ac1e4" style:font-style-asian="normal" style:font-weight-asian="bold" style:font-style-complex="normal" style:font-weight-complex="bold"/>
    </style:style>
    <style:style style:name="P40" style:family="paragraph" style:parent-style-name="Standard">
      <style:text-properties fo:font-style="normal" fo:font-weight="bold" officeooo:rsid="002c54a4" officeooo:paragraph-rsid="002c54a4" style:font-style-asian="normal" style:font-weight-asian="bold" style:font-style-complex="normal" style:font-weight-complex="bold"/>
    </style:style>
    <style:style style:name="P41" style:family="paragraph" style:parent-style-name="Standard">
      <style:text-properties fo:font-style="normal" fo:font-weight="bold" officeooo:rsid="002d9dca" officeooo:paragraph-rsid="003068da" style:font-style-asian="normal" style:font-weight-asian="bold" style:font-style-complex="normal" style:font-weight-complex="bold"/>
    </style:style>
    <style:style style:name="P42" style:family="paragraph" style:parent-style-name="Standard">
      <style:text-properties fo:color="#000000" style:font-name="Monospace" fo:font-size="10pt" fo:font-style="normal" fo:font-weight="normal" officeooo:rsid="001f532c" officeooo:paragraph-rsid="001f532c" style:font-size-asian="10pt" style:font-style-asian="normal" style:font-weight-asian="normal" style:font-style-complex="normal" style:font-weight-complex="normal"/>
    </style:style>
    <style:style style:name="P43" style:family="paragraph" style:parent-style-name="Standard">
      <style:text-properties fo:color="#000000" style:font-name="Monospace" fo:font-size="10pt" fo:font-style="normal" fo:font-weight="normal" officeooo:rsid="00214888" officeooo:paragraph-rsid="00214888" style:font-size-asian="10pt" style:font-style-asian="normal" style:font-weight-asian="normal" style:font-style-complex="normal" style:font-weight-complex="normal"/>
    </style:style>
    <style:style style:name="P44" style:family="paragraph" style:parent-style-name="Standard">
      <style:text-properties fo:color="#000000" style:font-name="Monospace" fo:font-size="10pt" fo:font-style="normal" fo:font-weight="normal" officeooo:rsid="00224aeb" officeooo:paragraph-rsid="00224aeb" style:font-size-asian="10pt" style:font-style-asian="normal" style:font-weight-asian="normal" style:font-style-complex="normal" style:font-weight-complex="normal"/>
    </style:style>
    <style:style style:name="P45" style:family="paragraph" style:parent-style-name="Standard">
      <style:text-properties fo:color="#000000" style:font-name="Monospace" fo:font-size="10pt" fo:font-style="normal" fo:font-weight="normal" officeooo:rsid="0022525d" officeooo:paragraph-rsid="0022525d" style:font-size-asian="10pt" style:font-style-asian="normal" style:font-weight-asian="normal" style:font-style-complex="normal" style:font-weight-complex="normal"/>
    </style:style>
    <style:style style:name="P46" style:family="paragraph" style:parent-style-name="Standard">
      <style:text-properties fo:color="#000000" style:font-name="Monospace" fo:font-size="10pt" fo:font-style="normal" fo:font-weight="normal" officeooo:rsid="00248080" officeooo:paragraph-rsid="00248080" style:font-size-asian="10pt" style:font-style-asian="normal" style:font-weight-asian="normal" style:font-style-complex="normal" style:font-weight-complex="normal"/>
    </style:style>
    <style:style style:name="P47" style:family="paragraph" style:parent-style-name="Standard">
      <style:text-properties fo:color="#000000" style:font-name="Monospace" fo:font-size="10pt" fo:font-style="normal" fo:font-weight="normal" officeooo:rsid="00260a66" officeooo:paragraph-rsid="00260a66" style:font-size-asian="10pt" style:font-style-asian="normal" style:font-weight-asian="normal" style:font-style-complex="normal" style:font-weight-complex="normal"/>
    </style:style>
    <style:style style:name="P48" style:family="paragraph" style:parent-style-name="Standard">
      <style:text-properties fo:color="#000000" style:font-name="Monospace" fo:font-size="10pt" fo:font-style="normal" fo:font-weight="normal" officeooo:rsid="0027cbf4" officeooo:paragraph-rsid="0027cbf4" style:font-size-asian="10pt" style:font-style-asian="normal" style:font-weight-asian="normal" style:font-style-complex="normal" style:font-weight-complex="normal"/>
    </style:style>
    <style:style style:name="P49" style:family="paragraph" style:parent-style-name="Standard">
      <style:text-properties fo:color="#000000" style:font-name="Monospace" fo:font-size="10pt" fo:font-style="normal" fo:font-weight="normal" officeooo:rsid="002a0195" officeooo:paragraph-rsid="002a0195" style:font-size-asian="10pt" style:font-style-asian="normal" style:font-weight-asian="normal" style:font-style-complex="normal" style:font-weight-complex="normal"/>
    </style:style>
    <style:style style:name="P50" style:family="paragraph" style:parent-style-name="Standard">
      <style:text-properties fo:color="#000000" style:font-name="Consolas" fo:font-size="10pt" fo:font-style="normal" fo:font-weight="normal" officeooo:rsid="002a90f4" officeooo:paragraph-rsid="00248080" style:font-size-asian="10pt" style:font-style-asian="normal" style:font-weight-asian="normal" style:font-style-complex="normal" style:font-weight-complex="normal"/>
    </style:style>
    <style:style style:name="P51" style:family="paragraph" style:parent-style-name="Standard">
      <style:text-properties fo:color="#000000" style:font-name="Consolas" fo:font-size="10pt" fo:font-style="normal" fo:font-weight="normal" officeooo:rsid="002a90f4" officeooo:paragraph-rsid="002a90f4" style:font-size-asian="10pt" style:font-style-asian="normal" style:font-weight-asian="normal" style:font-style-complex="normal" style:font-weight-complex="normal"/>
    </style:style>
    <style:style style:name="P52" style:family="paragraph" style:parent-style-name="Preformatted_20_Text">
      <style:text-properties officeooo:rsid="001bf46d" officeooo:paragraph-rsid="001bf46d"/>
    </style:style>
    <style:style style:name="P53" style:family="paragraph" style:parent-style-name="Preformatted_20_Text">
      <style:text-properties officeooo:rsid="001bf46d" officeooo:paragraph-rsid="001d7a10"/>
    </style:style>
    <style:style style:name="P54" style:family="paragraph" style:parent-style-name="Preformatted_20_Text">
      <style:text-properties officeooo:rsid="001d7a10" officeooo:paragraph-rsid="001d7a10"/>
    </style:style>
    <style:style style:name="P55" style:family="paragraph" style:parent-style-name="Preformatted_20_Text">
      <style:text-properties fo:font-style="normal" fo:font-weight="normal" officeooo:rsid="001d7a10" officeooo:paragraph-rsid="001d7a10"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2c54a4" officeooo:paragraph-rsid="00359d1b"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359d1b" officeooo:paragraph-rsid="00359d1b" style:font-style-asian="normal" style:font-weight-asian="normal" style:font-style-complex="normal" style:font-weight-complex="normal"/>
    </style:style>
    <style:style style:name="P58" style:family="paragraph" style:parent-style-name="Preformatted_20_Text">
      <style:text-properties officeooo:rsid="002c54a4" officeooo:paragraph-rsid="002c54a4"/>
    </style:style>
    <style:style style:name="P59" style:family="paragraph" style:parent-style-name="Preformatted_20_Text">
      <style:text-properties officeooo:rsid="002c54a4" officeooo:paragraph-rsid="00359d1b"/>
    </style:style>
    <style:style style:name="P60" style:family="paragraph" style:parent-style-name="Preformatted_20_Text">
      <style:text-properties officeooo:rsid="003068da" officeooo:paragraph-rsid="003068da"/>
    </style:style>
    <style:style style:name="P61" style:family="paragraph" style:parent-style-name="Preformatted_20_Text">
      <style:text-properties officeooo:rsid="00359d1b" officeooo:paragraph-rsid="00359d1b"/>
    </style:style>
    <style:style style:name="P62" style:family="paragraph" style:parent-style-name="Standard">
      <style:paragraph-properties fo:margin-left="0cm" fo:margin-right="0cm" fo:text-align="start" style:justify-single-word="false" fo:text-indent="0cm" style:auto-text-indent="false"/>
      <style:text-properties fo:color="#000000"/>
    </style:style>
    <style:style style:name="P6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6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65" style:family="paragraph" style:parent-style-name="Standard" style:list-style-name="L1">
      <style:text-properties officeooo:rsid="00151c33" officeooo:paragraph-rsid="00151c33"/>
    </style:style>
    <style:style style:name="P66" style:family="paragraph" style:parent-style-name="Standard" style:list-style-name="L2">
      <style:text-properties fo:font-style="normal" fo:font-weight="normal" officeooo:rsid="00375c04" officeooo:paragraph-rsid="00375c04" style:font-style-asian="normal" style:font-weight-asian="normal" style:font-style-complex="normal" style:font-weight-complex="normal"/>
    </style:style>
    <style:style style:name="P67" style:family="paragraph" style:parent-style-name="Standard" style:list-style-name="L2">
      <style:text-properties fo:font-style="normal" fo:font-weight="normal" officeooo:rsid="00383747" officeooo:paragraph-rsid="00383747" style:font-style-asian="normal" style:font-weight-asian="normal" style:font-style-complex="normal" style:font-weight-complex="normal"/>
    </style:style>
    <style:style style:name="P68" style:family="paragraph" style:parent-style-name="Standard" style:list-style-name="L2">
      <style:text-properties fo:font-style="normal" fo:font-weight="normal" officeooo:rsid="00391d38" officeooo:paragraph-rsid="00391d38" style:font-style-asian="normal" style:font-weight-asian="normal" style:font-style-complex="normal" style:font-weight-complex="normal"/>
    </style:style>
    <style:style style:name="P69" style:family="paragraph" style:parent-style-name="Standard" style:list-style-name="L2">
      <style:text-properties fo:font-style="normal" fo:font-weight="normal" officeooo:rsid="003a2cdd" officeooo:paragraph-rsid="003a2cd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3c91b" style:font-style-asian="italic" style:font-style-complex="italic"/>
    </style:style>
    <style:style style:name="T3" style:family="text">
      <style:text-properties fo:font-style="italic" officeooo:rsid="00172e34" style:font-style-asian="italic" style:font-style-complex="italic"/>
    </style:style>
    <style:style style:name="T4" style:family="text">
      <style:text-properties fo:font-style="italic" officeooo:rsid="001751c2"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751c2" style:font-style-asian="italic" style:font-weight-asian="bold" style:font-style-complex="italic" style:font-weight-complex="bold"/>
    </style:style>
    <style:style style:name="T7" style:family="text">
      <style:text-properties fo:font-style="italic" fo:font-weight="bold" officeooo:rsid="00214888" style:font-style-asian="italic" style:font-weight-asian="bold" style:font-style-complex="italic" style:font-weight-complex="bold"/>
    </style:style>
    <style:style style:name="T8" style:family="text">
      <style:text-properties fo:font-style="italic" fo:font-weight="bold" officeooo:rsid="002ac1e4" style:font-style-asian="italic" style:font-weight-asian="bold" style:font-style-complex="italic" style:font-weight-complex="bold"/>
    </style:style>
    <style:style style:name="T9" style:family="text">
      <style:text-properties fo:font-style="italic" fo:font-weight="bold" officeooo:rsid="002c54a4" style:font-style-asian="italic" style:font-weight-asian="bold" style:font-style-complex="italic" style:font-weight-complex="bold"/>
    </style:style>
    <style:style style:name="T10" style:family="text">
      <style:text-properties fo:font-style="italic" fo:font-weight="bold" officeooo:rsid="0031fc16"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a75eb" style:font-style-asian="italic" style:font-weight-asian="normal" style:font-style-complex="italic" style:font-weight-complex="normal"/>
    </style:style>
    <style:style style:name="T13" style:family="text">
      <style:text-properties fo:font-style="italic" fo:font-weight="normal" officeooo:rsid="001b2d29"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3c91b" style:font-style-asian="normal" style:font-style-complex="normal"/>
    </style:style>
    <style:style style:name="T16" style:family="text">
      <style:text-properties fo:font-style="normal" officeooo:rsid="00151c33" style:font-style-asian="normal" style:font-style-complex="normal"/>
    </style:style>
    <style:style style:name="T17" style:family="text">
      <style:text-properties fo:font-style="normal" officeooo:rsid="0015b92a" style:font-style-asian="normal" style:font-style-complex="normal"/>
    </style:style>
    <style:style style:name="T18" style:family="text">
      <style:text-properties fo:font-style="normal" officeooo:rsid="00172e34" style:font-style-asian="normal" style:font-style-complex="normal"/>
    </style:style>
    <style:style style:name="T19" style:family="text">
      <style:text-properties fo:font-style="normal" officeooo:rsid="001751c2"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751c2" style:font-style-asian="normal" style:font-weight-asian="normal" style:font-style-complex="normal" style:font-weight-complex="normal"/>
    </style:style>
    <style:style style:name="T22" style:family="text">
      <style:text-properties fo:font-style="normal" fo:font-weight="normal" officeooo:rsid="001a75eb" style:font-style-asian="normal" style:font-weight-asian="normal" style:font-style-complex="normal" style:font-weight-complex="normal"/>
    </style:style>
    <style:style style:name="T23" style:family="text">
      <style:text-properties fo:font-style="normal" fo:font-weight="normal" officeooo:rsid="001b2d29" style:font-style-asian="normal" style:font-weight-asian="normal" style:font-style-complex="normal" style:font-weight-complex="normal"/>
    </style:style>
    <style:style style:name="T24" style:family="text">
      <style:text-properties fo:font-style="normal" fo:font-weight="normal" officeooo:rsid="001bf46d" style:font-style-asian="normal" style:font-weight-asian="normal" style:font-style-complex="normal" style:font-weight-complex="normal"/>
    </style:style>
    <style:style style:name="T25" style:family="text">
      <style:text-properties fo:font-style="normal" fo:font-weight="normal" officeooo:rsid="001d7a10"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Monospace" fo:font-size="10pt" style:font-size-asian="10pt"/>
    </style:style>
    <style:style style:name="T28" style:family="text">
      <style:text-properties style:font-name="Monospace" fo:font-size="10pt" style:text-underline-style="solid" style:text-underline-width="auto" style:text-underline-color="font-color" style:font-size-asian="10pt"/>
    </style:style>
    <style:style style:name="T29" style:family="text">
      <style:text-properties fo:font-weight="bold" style:font-weight-asian="bold" style:font-weight-complex="bold"/>
    </style:style>
    <style:style style:name="T30" style:family="text">
      <style:text-properties fo:font-weight="bold" officeooo:rsid="00214888" style:font-weight-asian="bold" style:font-weight-complex="bold"/>
    </style:style>
    <style:style style:name="T31" style:family="text">
      <style:text-properties fo:font-weight="bold" officeooo:rsid="002ac1e4" style:font-weight-asian="bold" style:font-weight-complex="bold"/>
    </style:style>
    <style:style style:name="T32" style:family="text">
      <style:text-properties fo:font-weight="bold" officeooo:rsid="0031fc16" style:font-weight-asian="bold" style:font-weight-complex="bold"/>
    </style:style>
    <style:style style:name="T33" style:family="text">
      <style:text-properties fo:font-weight="bold" officeooo:rsid="0033f9a6" style:font-weight-asian="bold" style:font-weight-complex="bold"/>
    </style:style>
    <style:style style:name="T34" style:family="text">
      <style:text-properties officeooo:rsid="00214888"/>
    </style:style>
    <style:style style:name="T35" style:family="text">
      <style:text-properties officeooo:rsid="0022525d"/>
    </style:style>
    <style:style style:name="T36" style:family="text">
      <style:text-properties officeooo:rsid="0028db71"/>
    </style:style>
    <style:style style:name="T37" style:family="text">
      <style:text-properties officeooo:rsid="0029ff1a"/>
    </style:style>
    <style:style style:name="T38" style:family="text">
      <style:text-properties officeooo:rsid="002ac1e4"/>
    </style:style>
    <style:style style:name="T39" style:family="text">
      <style:text-properties fo:font-weight="normal" style:font-weight-asian="normal" style:font-weight-complex="normal"/>
    </style:style>
    <style:style style:name="T40" style:family="text">
      <style:text-properties fo:font-weight="normal" officeooo:rsid="002f7cc9" style:font-weight-asian="normal" style:font-weight-complex="normal"/>
    </style:style>
    <style:style style:name="T41" style:family="text">
      <style:text-properties fo:font-weight="normal" officeooo:rsid="003068da" style:font-weight-asian="normal" style:font-weight-complex="normal"/>
    </style:style>
    <style:style style:name="T42" style:family="text">
      <style:text-properties officeooo:rsid="002c54a4"/>
    </style:style>
    <style:style style:name="T43" style:family="text">
      <style:text-properties officeooo:rsid="002f7cc9"/>
    </style:style>
    <style:style style:name="T44" style:family="text">
      <style:text-properties officeooo:rsid="0031fc16"/>
    </style:style>
    <style:style style:name="T45" style:family="text">
      <style:text-properties officeooo:rsid="0033f9a6"/>
    </style:style>
    <style:style style:name="T46" style:family="text">
      <style:text-properties officeooo:rsid="00359d1b"/>
    </style:style>
    <style:style style:name="T47" style:family="text">
      <style:text-properties officeooo:rsid="00383747"/>
    </style:style>
    <style:style style:name="T48" style:family="text">
      <style:text-properties officeooo:rsid="003a2cdd"/>
    </style:style>
    <style:style style:name="T49" style:family="text">
      <style:text-properties officeooo:rsid="003afb8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9">Problem Analysis on </text:span>Usage of Decorators in the Design by Contract Implementation</text:p>
      <text:h text:style-name="Heading_20_1" text:outline-level="1">Introduction</text:h>
      <text:p text:style-name="P1">The Design by Contract paradigm is one of the ways to enforce consistent communication interface between the objects. Basically, a function / method provides a contract / guarantee that it will behave deterministically, i.e. it will return specified type / range of values with the input (arguments) being also of the specified type / range of values.</text:p>
      <text:p text:style-name="P1">For the “classical” static-binding programming languages the function / method signature is such contract at the <text:span text:style-name="T1">compilation time</text:span>. What happens with the unexpected input at the <text:span text:style-name="T1">runtime</text:span><text:span text:style-name="T14"> is up to the language implementation – either ‘strong’ or ‘weak’ type casting or a runtime error. </text:span><text:span text:style-name="T15">The situation becomes even less predictable in the case of </text:span><text:span text:style-name="T2">polymorphic</text:span><text:span text:style-name="T15"> and </text:span><text:span text:style-name="T2">generic</text:span><text:span text:style-name="T15"> programming.</text:span></text:p>
      <text:p text:style-name="P2"><text:span text:style-name="T14">With the </text:span><text:span text:style-name="T1">dynamically </text:span><text:span text:style-name="T14">typed languages, like Python, it is up to the developer how to treat the unexpected / non-conforming input: do input data sanity checks, make a completely generic, data-type independent code and live with the consequences of potentially unpredictable code behavior, or implement extensive exceptions handling. Thus, Design by Contract implemented in a dynamically typed language is a convenient way to ensure stable and deterministic data processing.</text:span></text:p>
      <text:p text:style-name="P2"><text:span text:style-name="T14">Specifically for Python </text:span><text:span text:style-name="T16">the Design by Contact paradigm should include 3 major aspects:</text:span></text:p>
      <text:list xml:id="list4211941018" text:style-name="L1">
        <text:list-item>
          <text:p text:style-name="P65"><text:span text:style-name="T14">Input data check </text:span><text:span text:style-name="T1">before </text:span><text:span text:style-name="T14">execution of a function / method – as a measure to exclude erroneous / unpredictable / unexpected data passed into it by </text:span><text:span text:style-name="T1">user</text:span><text:span text:style-name="T14"> (generically)</text:span></text:p>
        </text:list-item>
        <text:list-item>
          <text:p text:style-name="P65"><text:span text:style-name="T14">Output data check </text:span><text:span text:style-name="T1">after</text:span><text:span text:style-name="T14"> execution of a function / method – as a </text:span><text:span text:style-name="T1">quality of implementation</text:span><text:span text:style-name="T14"> measure, complementing unit testing and other standard tests</text:span></text:p>
        </text:list-item>
        <text:list-item>
          <text:p text:style-name="P65"><text:span text:style-name="T14">Both input and output data checks should raise a small set (even a single) of well defined exceptions, ideally, custom / user defined, so the exceptions handling can focus only on those and clearly distinguish between errors due to </text:span><text:span text:style-name="T1">bad code</text:span><text:span text:style-name="T14"> and </text:span><text:span text:style-name="T1">rotten input</text:span><text:span text:style-name="T14">.</text:span></text:p>
        </text:list-item>
      </text:list>
      <text:p text:style-name="P3"><text:span text:style-name="T14">Naturally, the input and output data checks can be implemented simply within each of the critical </text:span><text:span text:style-name="T17">functions / methods, but it is quite cumbersome and, sometimes, even ‘boilerplate’ coding-like, even if some simple and standard data check functions are provided to be re-used.</text:span></text:p>
      <text:p text:style-name="P4"><text:span text:style-name="T14">Instead, consider a situation, when there is a single function, which can hook into the call chain, find a specific function’s ‘contract’ in some look-up table, check the arguments of the function’s call against the contract, execute the function’s call, and check the returned value against the contract. The easy </text:span><text:span text:style-name="T18">way to do so is to pass the function’s reference and its arguments into another function explicitly, which does the before and after call checks. So, instead of calling function </text:span><text:span text:style-name="T3">f(x)</text:span><text:span text:style-name="T18"> directly one should do a call to another function </text:span><text:span text:style-name="T3">h(f, x)</text:span><text:span text:style-name="T18">, which will call </text:span><text:span text:style-name="T3">f(x)</text:span><text:span text:style-name="T18"> inside itself.</text:span></text:p>
      <text:p text:style-name="P5"><text:span text:style-name="T14"><text:tab/></text:span><text:span text:style-name="T14"><draw:frame draw:style-name="fr1" draw:name="Object1" text:anchor-type="as-char" svg:y="-0.386cm" svg:width="2.596cm" svg:height="0.506cm" draw:z-index="0"><draw:object xlink:href="./Object 1" xlink:type="simple" xlink:show="embed" xlink:actuate="onLoad"/><draw:image xlink:href="./ObjectReplacements/Object 1" xlink:type="simple" xlink:show="embed" xlink:actuate="onLoad"/></draw:frame></text:span></text:p>
      <text:p text:style-name="P5"><text:span text:style-name="T14">This is, basically, the core of the Python implementation of the Design by Contract discussed in this document. The trick is to how </text:span><text:span text:style-name="T19">avoid the explicit call as above, so the user / programmer can keep on using </text:span><text:span text:style-name="T4">f(x)</text:span><text:span text:style-name="T19"> in the code, which will be automatically translated into </text:span><text:span text:style-name="T4">h(f, x)</text:span><text:span text:style-name="T19"> during execution. And the answer is simple – </text:span><text:span text:style-name="T6">decorators</text:span><text:span text:style-name="T21">. In spite of seemingly ‘magical’ behavior, the principle of their work is quite simple.</text:span></text:p>
      <text:p text:style-name="P6"><text:span text:style-name="T21">T</text:span><text:span text:style-name="T20">he first important principle is </text:span><text:span text:style-name="T11">partial application</text:span><text:span text:style-name="T20"> as a specific case of </text:span><text:span text:style-name="T11">currying</text:span><text:span text:style-name="T20"> concept, which is applicable when a single call of a function of multiple arguments can be transformed into a chain of calls of functions of lower arity (with the true currying – only unary functions calls):</text:span></text:p>
      <text:p text:style-name="P6"><text:span text:style-name="T20"><text:tab/></text:span><text:span text:style-name="T20"><draw:frame draw:style-name="fr1" draw:name="Object2" text:anchor-type="as-char" svg:y="-0.377cm" svg:width="2.51cm" svg:height="0.467cm" draw:z-index="1"><draw:object xlink:href="./Object 2" xlink:type="simple" xlink:show="embed" xlink:actuate="onLoad"/><draw:image xlink:href="./ObjectReplacements/Object 2" xlink:type="simple" xlink:show="embed" xlink:actuate="onLoad"/></draw:frame></text:span></text:p>
      <text:p text:style-name="P7"><text:soft-page-break/><text:span text:style-name="T20">Thus, in our case the function </text:span><text:span text:style-name="T11">h</text:span><text:span text:style-name="T20"> must ‘generate’ dynamically some callable object based on the received </text:span><text:span text:style-name="T11">f</text:span><text:span text:style-name="T20"> argument, which should accept the same arguments as </text:span><text:span text:style-name="T11">f</text:span><text:span text:style-name="T20"> does (</text:span><text:span text:style-name="T11">x</text:span><text:span text:style-name="T20"> in this example</text:span><text:span text:style-name="T22">)</text:span><text:span text:style-name="T20">, </text:span><text:span text:style-name="T22">and the arguments following </text:span><text:span text:style-name="T12">f</text:span><text:span text:style-name="T22"> should be passed into that callable. So, the transformation is:</text:span></text:p>
      <text:p text:style-name="P7"><text:span text:style-name="T22"><text:tab/></text:span><text:span text:style-name="T22"><draw:frame draw:style-name="fr1" draw:name="Object3" text:anchor-type="as-char" svg:y="-0.386cm" svg:width="4.325cm" svg:height="0.51cm" draw:z-index="2"><draw:object xlink:href="./Object 3" xlink:type="simple" xlink:show="embed" xlink:actuate="onLoad"/><draw:image xlink:href="./ObjectReplacements/Object 3" xlink:type="simple" xlink:show="embed" xlink:actuate="onLoad"/><svg:desc>formula</svg:desc></draw:frame></text:span></text:p>
      <text:p text:style-name="P8"><text:span text:style-name="T20">Then, for each specific </text:span><text:span text:style-name="T11">f</text:span><text:span text:style-name="T20"> the callable object </text:span><text:span text:style-name="T11">g(f)</text:span><text:span text:style-name="T20"> can be ‘fixed’ and referenced as, for instance </text:span><text:span text:style-name="T11">F</text:span><text:span text:style-name="T20"> (which process is the </text:span><text:span text:style-name="T11">partial application</text:span><text:span text:style-name="T20">), so the transformation chain is extended as:</text:span></text:p>
      <text:p text:style-name="P8"><text:span text:style-name="T20"><text:tab/></text:span><text:span text:style-name="T20"><draw:frame draw:style-name="fr1" draw:name="Object4" text:anchor-type="as-char" svg:y="-0.386cm" svg:width="5.576cm" svg:height="0.51cm" draw:z-index="3"><draw:object xlink:href="./Object 4" xlink:type="simple" xlink:show="embed" xlink:actuate="onLoad"/><draw:image xlink:href="./ObjectReplacements/Object 4" xlink:type="simple" xlink:show="embed" xlink:actuate="onLoad"/><svg:desc>formula</svg:desc></draw:frame></text:span></text:p>
      <text:p text:style-name="P8"><text:span text:style-name="T20">The final trick is to reassign the </text:span><text:span text:style-name="T26">reference</text:span><text:span text:style-name="T20"> </text:span><text:span text:style-name="T11">f</text:span><text:span text:style-name="T20"> from the original callable (function) to the new </text:span><text:span text:style-name="T23">callable</text:span><text:span text:style-name="T20"> referenced as </text:span><text:span text:style-name="T11">F</text:span><text:span text:style-name="T20">. Now, when one makes a call </text:span><text:span text:style-name="T11">f(x)</text:span><text:span text:style-name="T20"> the </text:span><text:span text:style-name="T11">F(x)</text:span><text:span text:style-name="T20"> is, in fact, called, </text:span><text:span text:style-name="T23">thus, under the hood, </text:span><text:span text:style-name="T13">h(f, x)</text:span><text:span text:style-name="T23">.</text:span></text:p>
      <text:p text:style-name="P8"><text:span text:style-name="T20">Note, that the </text:span><text:span text:style-name="T11">partial application </text:span><text:span text:style-name="T20">is implemented in the Standard Python Library, see </text:span><text:span text:style-name="T5">functools.partial()</text:span><text:span text:style-name="T20">, </text:span><text:span text:style-name="T23">which is a great tool in the case of simply reduction of the arity of a function by fixing its first argument (usually, non-callable type) at a specific value. For our purposes, however, a more direct and explicit approach using </text:span><text:span text:style-name="T13">closures</text:span><text:span text:style-name="T23"> is better suited. Basically, it is a function defined in a local scope of another function.</text:span></text:p>
      <text:p text:style-name="P9"><text:span text:style-name="T20">The outer function accepts a reference to a callable object as its argument. Inside the outer function the other, inner function is defined (the closure), which should have the same parameters as the function to be decorated. Since the reference to a function to be decorated is passed as an argument of the outer function, for the inner function (closure) this reference is in ‘global’ scope in context of the outer function, so it is accessible without a need to pass it as an argument within the inner function. Thus, the inner function can call that external function to be decorated </text:span><text:span text:style-name="T24">and pass into it the values, that it itself has received as arguments. The outer function, in turn, returns not the result of the execution of its closure, but the reference to the closure.</text:span></text:p>
      <text:p text:style-name="P10"><text:span text:style-name="T24">I</text:span><text:span text:style-name="T20">n a quasi-code terms all said above looks like.</text:span></text:p>
      <text:p text:style-name="Preformatted_20_Text"/>
      <text:p text:style-name="P52">def func_real(x):</text:p>
      <text:p text:style-name="P52"><text:tab/># do something</text:p>
      <text:p text:style-name="P52"><text:tab/>return something</text:p>
      <text:p text:style-name="P52"/>
      <text:p text:style-name="P52">def decorator(func):</text:p>
      <text:p text:style-name="P52"><text:tab/>def closure(x):</text:p>
      <text:p text:style-name="P52"><text:tab/><text:tab/>#do some checks</text:p>
      <text:p text:style-name="P52"><text:tab/><text:tab/>result = func(x)</text:p>
      <text:p text:style-name="P52"><text:tab/><text:tab/>#do some checks</text:p>
      <text:p text:style-name="P52"><text:tab/><text:tab/>return result</text:p>
      <text:p text:style-name="P52"><text:tab/>return closure</text:p>
      <text:p text:style-name="P52"/>
      <text:p text:style-name="P52">func_real = decorator(func_real)</text:p>
      <text:p text:style-name="Preformatted_20_Text"/>
      <text:p text:style-name="P10"><text:span text:style-name="T20">The whole Python </text:span><text:span text:style-name="T26">@decorator</text:span><text:span text:style-name="T20"> syntax is nothing more, that the last line of the quasi-code above, so the same can be written </text:span><text:span text:style-name="T25">in a neat and less ambiguous for non-professionals way as:</text:span></text:p>
      <text:p text:style-name="P13"/>
      <text:p text:style-name="P53">def decorator(func):</text:p>
      <text:p text:style-name="P53"><text:tab/>def closure(x):</text:p>
      <text:p text:style-name="P53"><text:tab/><text:tab/>#do some checks</text:p>
      <text:p text:style-name="P53"><text:tab/><text:tab/>result = func(x)</text:p>
      <text:p text:style-name="P53"><text:tab/><text:tab/>#do some checks</text:p>
      <text:p text:style-name="P53"><text:tab/><text:tab/>return result</text:p>
      <text:p text:style-name="P53"><text:tab/>return closure</text:p>
      <text:p text:style-name="P53"/>
      <text:p text:style-name="P54">@decorator</text:p>
      <text:p text:style-name="P53">def func_real(x):</text:p>
      <text:p text:style-name="P53"><text:tab/># do something</text:p>
      <text:p text:style-name="P53"><text:tab/>return something</text:p>
      <text:p text:style-name="P55"/>
      <text:p text:style-name="P11"><text:span text:style-name="T25">A</text:span><text:span text:style-name="T20">nyway, the bottom line is that when further in the code the call to </text:span><text:span text:style-name="T11">func_real(x)</text:span><text:span text:style-name="T20"> is stated, actually, another function is called, namely </text:span><text:span text:style-name="T11">closure(x)</text:span><text:span text:style-name="T20">, which is exactly is required.</text:span></text:p>
      <text:p text:style-name="P14"><text:soft-page-break/>The rest of the document is not as much problem analysis research as simply illustration of how decorators can be employed in implementation of Design by Contract in different situations: functions, instance and class methods.</text:p>
      <text:h text:style-name="Heading_20_1" text:outline-level="1">Results</text:h>
      <text:p text:style-name="P12"><text:span text:style-name="T25">T</text:span><text:span text:style-name="T20">he examples considered in this section are mostly inspired by this nice article:</text:span></text:p>
      <text:p text:style-name="P15"/>
      <text:p text:style-name="P16">So, the first example demonstrates the discussed above approach.</text:p>
      <text:p text:style-name="P16"/>
      <text:p text:style-name="P32">pa002_decorators_test001.py</text:p>
      <text:p text:style-name="P16"/>
      <text:p text:style-name="P42">def func_dbc(input_func):</text:p>
      <text:p text:style-name="P63"><text:s text:c="4"/>"""</text:p>
      <text:p text:style-name="P63"><text:s text:c="4"/>Implements 'Design by Contract' for functions via a decorator.</text:p>
      <text:p text:style-name="P63"><text:s text:c="4"/>"""</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Number of positional arguments: {}'.format(len(args))</text:p>
      <text:p text:style-name="P63"><text:s text:c="8"/>print 'Names of keyword arguments: {}'.format(</text:p>
      <text:p text:style-name="P63"><text:s text:c="48"/>' '.join(kwargs.keys()))</text:p>
      <text:p text:style-name="P63"><text:s text:c="8"/>gResult = input_func(*args, **kwargs)</text:p>
      <text:p text:style-name="P63"><text:s text:c="8"/>print 'Output type: {}'.format(type(gResult))</text:p>
      <text:p text:style-name="P63"><text:s text:c="8"/>return gResult</text:p>
      <text:p text:style-name="P63"><text:s text:c="4"/>return decorated</text:p>
      <text:p text:style-name="P63"/>
      <text:p text:style-name="P63">@func_dbc</text:p>
      <text:p text:style-name="P62"><text:span text:style-name="T27">def test_func(a, b, c='</text:span><text:span text:style-name="T28">foo</text:span><text:span text:style-name="T27">'):</text:span></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 + {}'.format(c, 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2">&gt;&gt;output&gt;&gt;</text:p>
      <text:p text:style-name="P42"/>
      <text:p text:style-name="P42">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text:p>
      <text:p text:style-name="P63">Inside test function</text:p>
      <text:p text:style-name="P63">Output type: &lt;type 'str'&gt;</text:p>
      <text:p text:style-name="P63"><text:soft-page-break/>foo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3</text:p>
      <text:p text:style-name="P63">Names of keyword arguments: </text:p>
      <text:p text:style-name="P63">Inside test function</text:p>
      <text:p text:style-name="P63">Output type: &lt;type 'str'&gt;</text:p>
      <text:p text:style-name="P63">test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c</text:p>
      <text:p text:style-name="P63">Inside test function</text:p>
      <text:p text:style-name="P63">Output type: &lt;type 'str'&gt;</text:p>
      <text:p text:style-name="P63">test = 1 + 2</text:p>
      <text:p text:style-name="P63">decorated</text:p>
      <text:p text:style-name="P63"/>
      <text:p text:style-name="P63"><text:s text:c="8"/>Decorator 'func_dbc' closure. Implements input and output data</text:p>
      <text:p text:style-name="P42"><text:s text:c="8"/>check for the function to be decorated.</text:p>
      <text:p text:style-name="P16"/>
      <text:p text:style-name="P16">As can be seen, the actual body of the decorated function is indeed executed, however, the intended code before and after it is executed as well. It is also clear, that the token <text:span text:style-name="T1">test_func</text:span> references not the defined function’s body but a specific instance of the closure <text:span text:style-name="T1">decorated</text:span>. Therefore the name and doc-string replacement. The second problem is that the passed arguments (positional and keyword ones) are treated as those defined by the signature of the closure, not of the decorated function itself.</text:p>
      <text:p text:style-name="P16">The first problem has a simple solution. Inside the outer function <text:span text:style-name="T1">func_dbc</text:span> the values of the <text:span text:style-name="T29">__name__</text:span> and <text:span text:style-name="T29">__doc__ </text:span>attributes of the closure should be replaced by those of the passed function argument. <text:span text:style-name="T34">The standard library </text:span><text:span text:style-name="T7">functools</text:span><text:span text:style-name="T34"> has a function </text:span><text:span text:style-name="T30">wraps</text:span><text:span text:style-name="T34">(), which does exactly this task, therefore the direct re-assignment can be avoided, which makes the code a bit neater.</text:span></text:p>
      <text:p text:style-name="P16"/>
      <text:p text:style-name="P33">pa002_decorators_test002.py</text:p>
      <text:p text:style-name="P17"/>
      <text:p text:style-name="P42">import functools</text:p>
      <text:p text:style-name="P63"/>
      <text:p text:style-name="P63">def func_dbc(input_func):</text:p>
      <text:p text:style-name="P63"><text:s text:c="4"/>"""</text:p>
      <text:p text:style-name="P63"><text:s text:c="4"/>Implements 'Design by Contract' for functions via a decorator.</text:p>
      <text:p text:style-name="P63"><text:s text:c="4"/>"""</text:p>
      <text:p text:style-name="P63"><text:s text:c="4"/>@functools.wraps(input_func)</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Number of positional arguments: {}'.format(len(args))</text:p>
      <text:p text:style-name="P63"><text:s text:c="8"/>print 'Names of keyword arguments: {}'.format(</text:p>
      <text:p text:style-name="P63"><text:s text:c="48"/>' '.join(kwargs.keys()))</text:p>
      <text:p text:style-name="P63"><text:s text:c="8"/>gResult = input_func(*args, **kwargs)</text:p>
      <text:p text:style-name="P63"><text:s text:c="8"/>print 'Output type: {}'.format(type(gResult))</text:p>
      <text:p text:style-name="P63"><text:soft-page-break/><text:s text:c="8"/>return gResult</text:p>
      <text:p text:style-name="P63"><text:s text:c="4"/>return decorated</text:p>
      <text:p text:style-name="P63"/>
      <text:p text:style-name="P63">@func_dbc</text:p>
      <text:p text:style-name="P62"><text:span text:style-name="T27">def test_func(a, b, c='</text:span><text:span text:style-name="T28">foo</text:span><text:span text:style-name="T27">'):</text:span></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 + {}'.format(c, 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3">&gt;&gt;output&gt;&gt;</text:p>
      <text:p text:style-name="P43"/>
      <text:p text:style-name="P4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text:p>
      <text:p text:style-name="P63">Inside test function</text:p>
      <text:p text:style-name="P63">Output type: &lt;type 'str'&gt;</text:p>
      <text:p text:style-name="P63">foo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3</text:p>
      <text:p text:style-name="P63">Names of keyword arguments: </text:p>
      <text:p text:style-name="P63">Inside test function</text:p>
      <text:p text:style-name="P63">Output type: &lt;type 'str'&gt;</text:p>
      <text:p text:style-name="P63">test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c</text:p>
      <text:p text:style-name="P63">Inside test function</text:p>
      <text:p text:style-name="P63">Output type: &lt;type 'str'&gt;</text:p>
      <text:p text:style-name="P63">test = 1 + 2</text:p>
      <text:p text:style-name="P63">test_func</text:p>
      <text:p text:style-name="P63"/>
      <text:p text:style-name="P63"><text:s text:c="4"/>Function test_func to be tested in terms of 'Design by Contract'</text:p>
      <text:p text:style-name="P43"><text:s text:c="4"/>decorator.</text:p>
      <text:p text:style-name="P16"/>
      <text:p text:style-name="P17">The solution to the second problem is the standard library <text:span text:style-name="T5">inspect</text:span>, which has two functions: <text:span text:style-name="T29">getargspecs</text:span>() and <text:span text:style-name="T29">getcallargs</text:span>(). The first one shows the function’s signature (as it is defined), and <text:soft-page-break/>the second function shows how the passed arguments are expanded in the context of the function’s signature.</text:p>
      <text:p text:style-name="P16"/>
      <text:p text:style-name="P33">pa002_decorators_test003.py</text:p>
      <text:p text:style-name="P16"/>
      <text:p text:style-name="P42">import functools</text:p>
      <text:p text:style-name="P63">import inspect</text:p>
      <text:p text:style-name="P63"/>
      <text:p text:style-name="P63">def func_dbc(input_func):</text:p>
      <text:p text:style-name="P63"><text:s text:c="4"/>"""</text:p>
      <text:p text:style-name="P63"><text:s text:c="4"/>Implements 'Design by Contract' for functions via a decorator.</text:p>
      <text:p text:style-name="P63"><text:s text:c="4"/>"""</text:p>
      <text:p text:style-name="P63"><text:s text:c="4"/>@functools.wraps(input_func)</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inspect.getargspec(input_func)</text:p>
      <text:p text:style-name="P63"><text:s text:c="8"/>print inspect.getcallargs(input_func, *args, **kwargs)</text:p>
      <text:p text:style-name="P63"><text:s text:c="8"/>gResult = input_func(*args, **kwargs)</text:p>
      <text:p text:style-name="P63"><text:s text:c="8"/>print 'Output type: {}'.format(type(gResult))</text:p>
      <text:p text:style-name="P63"><text:s text:c="8"/>return gResult</text:p>
      <text:p text:style-name="P63"><text:s text:c="4"/>return decorated</text:p>
      <text:p text:style-name="P63"/>
      <text:p text:style-name="P63">@func_dbc</text:p>
      <text:p text:style-name="P62"><text:span text:style-name="T27">def test_func(a, b, c= '</text:span><text:span text:style-name="T28">foo</text:span><text:span text:style-name="T27">', **kwargs):</text:span></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 + {}'.format(c, 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3">&gt;&gt;output&gt;&gt;</text:p>
      <text:p text:style-name="P43"/>
      <text:p text:style-name="P4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c'], varargs=None, keywords='kwargs', defaults=('foo',))</text:p>
      <text:p text:style-name="P63">{'a': 1, 'c': 'foo', 'b': 2, 'kwargs': {}}</text:p>
      <text:p text:style-name="P63">Inside test function</text:p>
      <text:p text:style-name="P63">Output type: &lt;type 'str'&gt;</text:p>
      <text:p text:style-name="P63">foo = 1 + 2</text:p>
      <text:p text:style-name="P63">Design by Contract:</text:p>
      <text:p text:style-name="P63">Input check for test_func</text:p>
      <text:p text:style-name="P63"/>
      <text:p text:style-name="P63"><text:s text:c="4"/>Function test_func to be tested in terms of 'Design by Contract'</text:p>
      <text:p text:style-name="P63"><text:soft-page-break/><text:s text:c="4"/>decorator.</text:p>
      <text:p text:style-name="P63"><text:s text:c="4"/></text:p>
      <text:p text:style-name="P63">ArgSpec(args=['a', 'b', 'c'], varargs=None, keywords='kwargs', defaults=('foo',))</text:p>
      <text:p text:style-name="P63">{'a': 1, 'c': 'test', 'b': 2, 'kwargs': {}}</text:p>
      <text:p text:style-name="P63">Inside test function</text:p>
      <text:p text:style-name="P63">Output type: &lt;type 'str'&gt;</text:p>
      <text:p text:style-name="P63">test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c'], varargs=None, keywords='kwargs', defaults=('foo',))</text:p>
      <text:p text:style-name="P63">{'a': 1, 'c': 'test', 'b': 2, 'kwargs': {}}</text:p>
      <text:p text:style-name="P63">Inside test function</text:p>
      <text:p text:style-name="P63">Output type: &lt;type 'str'&gt;</text:p>
      <text:p text:style-name="P63">test = 1 + 2</text:p>
      <text:p text:style-name="P63">test_func</text:p>
      <text:p text:style-name="P63"/>
      <text:p text:style-name="P63"><text:s text:c="4"/>Function test_func to be tested in terms of 'Design by Contract'</text:p>
      <text:p text:style-name="P43"><text:s text:c="4"/>decorator.</text:p>
      <text:p text:style-name="P16"/>
      <text:p text:style-name="P18">In the next example the function to be decorated has different signature to illustrate the point a bit more thoroughly.</text:p>
      <text:p text:style-name="P16"/>
      <text:p text:style-name="P34">pa002_decorators_test004.py</text:p>
      <text:p text:style-name="P16"/>
      <text:p text:style-name="P42">import functools</text:p>
      <text:p text:style-name="P63">import inspect</text:p>
      <text:p text:style-name="P63"/>
      <text:p text:style-name="P63">def func_dbc(input_func):</text:p>
      <text:p text:style-name="P63"><text:s text:c="4"/>"""</text:p>
      <text:p text:style-name="P63"><text:s text:c="4"/>Implements 'Design by Contract' for functions via a decorator.</text:p>
      <text:p text:style-name="P63"><text:s text:c="4"/>"""</text:p>
      <text:p text:style-name="P63"><text:s text:c="4"/>@functools.wraps(input_func)</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inspect.getargspec(input_func)</text:p>
      <text:p text:style-name="P63"><text:s text:c="8"/>print inspect.getcallargs(input_func, *args, **kwargs)</text:p>
      <text:p text:style-name="P63"><text:s text:c="8"/>gResult = input_func(*args, **kwargs)</text:p>
      <text:p text:style-name="P63"><text:s text:c="8"/>print 'Output type: {}'.format(type(gResult))</text:p>
      <text:p text:style-name="P63"><text:s text:c="8"/>return gResult</text:p>
      <text:p text:style-name="P63"><text:s text:c="4"/>return decorated</text:p>
      <text:p text:style-name="P63"/>
      <text:p text:style-name="P63">@func_dbc</text:p>
      <text:p text:style-name="P63">def test_func(a, b, *args, **kwargs):</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format(a, b)</text:p>
      <text:p text:style-name="P63"/>
      <text:p text:style-name="P63"><text:soft-page-break/>#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4">&gt;&gt;output&gt;&gt;</text:p>
      <text:p text:style-name="P42"/>
      <text:p text:style-name="P42">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 'kwargs': {}}</text:p>
      <text:p text:style-name="P63">Inside test function</text:p>
      <text:p text:style-name="P63">Output type: &lt;type 'str'&gt;</text:p>
      <text:p text:style-name="P63">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test',), 'kwargs': {}}</text:p>
      <text:p text:style-name="P63">Inside test function</text:p>
      <text:p text:style-name="P63">Output type: &lt;type 'str'&gt;</text:p>
      <text:p text:style-name="P63">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 'kwargs': {'c': 'test'}}</text:p>
      <text:p text:style-name="P63">Inside test function</text:p>
      <text:p text:style-name="P63">Output type: &lt;type 'str'&gt;</text:p>
      <text:p text:style-name="P63">1 != 2</text:p>
      <text:p text:style-name="P63">test_func</text:p>
      <text:p text:style-name="P63"/>
      <text:p text:style-name="P63"><text:s text:c="4"/>Function test_func to be tested in terms of 'Design by Contract'</text:p>
      <text:p text:style-name="P42"><text:s text:c="4"/>decorator.</text:p>
      <text:p text:style-name="P16"/>
      <text:p text:style-name="P18">As can be seen, with the help of the functions <text:span text:style-name="T5">inspect.getargspecs</text:span>() and <text:span text:style-name="T5">inspect.getcallargs</text:span>() one can check what kind of data is passed as the argument(s) into a decorated function and how they relate to the intended signature of that function using some sort of the external look-up table. Ideally, such a look-up table should be defined per module / namespace, so we need to pass a reference to it into the decorator. In other words, we need a parametric decorator. Luckily, the solution is simple – just use a closure inside a closure. The outermost function to be the parametric decorator should <text:span text:style-name="T35">be defined with a parameter, so a reference to a look-up table can be passed as an argument of the decorator. And the actual decorator function from the previous examples becomes its closure.</text:span></text:p>
      <text:p text:style-name="P19"/>
      <text:p text:style-name="P35">pa002_decorators_test005.py</text:p>
      <text:p text:style-name="P18"/>
      <text:p text:style-name="P44">import functools</text:p>
      <text:p text:style-name="P63"><text:soft-page-break/>import inspect</text:p>
      <text:p text:style-name="P63"/>
      <text:p text:style-name="P63">GLOBAL_DBC = {</text:p>
      <text:p text:style-name="P63"><text:s text:c="4"/>'test_func' : {</text:p>
      <text:p text:style-name="P63"><text:s text:c="8"/>'Some_key' : True</text:p>
      <text:p text:style-name="P63"><text:s text:c="8"/>},</text:p>
      <text:p text:style-name="P63"><text:s text:c="4"/>}</text:p>
      <text:p text:style-name="P63"/>
      <text:p text:style-name="P63">def func_dbc(dictLookUp):</text:p>
      <text:p text:style-name="P63"><text:s text:c="4"/>"""</text:p>
      <text:p text:style-name="P63"><text:s text:c="4"/>Implements 'Design by Contract' for functions via a parametric</text:p>
      <text:p text:style-name="P63"><text:s text:c="4"/>decorator.</text:p>
      <text:p text:style-name="P63"><text:s text:c="4"/>"""</text:p>
      <text:p text:style-name="P63"><text:s text:c="4"/>def wrapper(input_func):</text:p>
      <text:p text:style-name="P63"><text:s text:c="8"/>"""</text:p>
      <text:p text:style-name="P63"><text:s text:c="8"/>Closure of 'func_dbc' decorator.</text:p>
      <text:p text:style-name="P63"><text:s text:c="8"/>"""</text:p>
      <text:p text:style-name="P63"><text:s text:c="8"/>@functools.wraps(input_func)</text:p>
      <text:p text:style-name="P63"><text:s text:c="8"/>def decorated(*args, **kwargs):</text:p>
      <text:p text:style-name="P63"><text:s text:c="12"/>"""</text:p>
      <text:p text:style-name="P63"><text:s text:c="12"/>Closure of 'wrapper' closure of 'func_dbc' decorator.</text:p>
      <text:p text:style-name="P63"><text:s text:c="12"/>Implements input and output data check for the function to</text:p>
      <text:p text:style-name="P63"><text:s text:c="12"/>be decorated using external look-up dictionary.</text:p>
      <text:p text:style-name="P63"><text:s text:c="12"/>"""</text:p>
      <text:p text:style-name="P63"><text:s text:c="12"/>if input_func.__name__ in dictLookUp.keys():</text:p>
      <text:p text:style-name="P63"><text:s text:c="16"/>print 'Design by Contract:'</text:p>
      <text:p text:style-name="P63"><text:s text:c="16"/>print 'Input check for {}'.format(input_func.__name__)</text:p>
      <text:p text:style-name="P63"><text:s text:c="16"/>print input_func.__doc__</text:p>
      <text:p text:style-name="P63"><text:s text:c="16"/>print inspect.getargspec(input_func)</text:p>
      <text:p text:style-name="P63"><text:s text:c="16"/>print inspect.getcallargs(input_func, *args, **kwargs)</text:p>
      <text:p text:style-name="P63"><text:s text:c="12"/>else:</text:p>
      <text:p text:style-name="P63"><text:s text:c="16"/>print '{} is not under Design by Contract'.format(</text:p>
      <text:p text:style-name="P63"><text:s text:c="52"/>input_func.__name__)</text:p>
      <text:p text:style-name="P63"><text:s text:c="12"/>gResult = input_func(*args, **kwargs)</text:p>
      <text:p text:style-name="P63"><text:s text:c="12"/>if input_func.__name__ in dictLookUp.keys():</text:p>
      <text:p text:style-name="P63"><text:s text:c="16"/>print 'Output type: {}'.format(type(gResult))</text:p>
      <text:p text:style-name="P63"><text:s text:c="12"/>return gResult</text:p>
      <text:p text:style-name="P63"><text:s text:c="8"/>return decorated</text:p>
      <text:p text:style-name="P63"><text:s text:c="4"/>return wrapper</text:p>
      <text:p text:style-name="P63"/>
      <text:p text:style-name="P63">@func_dbc(GLOBAL_DBC)</text:p>
      <text:p text:style-name="P63">def test_func(a, b, *args, **kwargs):</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format(a, b)</text:p>
      <text:p text:style-name="P63"/>
      <text:p text:style-name="P63">@func_dbc(GLOBAL_DBC)</text:p>
      <text:p text:style-name="P63">def test_func2(a, b, *args, **kwargs):</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format(a, b)</text:p>
      <text:p text:style-name="P63"/>
      <text:p text:style-name="P63">#test area</text:p>
      <text:p text:style-name="P63"/>
      <text:p text:style-name="P63">print test_func(1, 2, "test")</text:p>
      <text:p text:style-name="P63">print test_func.__name__</text:p>
      <text:p text:style-name="P63">print test_func.__doc__</text:p>
      <text:p text:style-name="P63">print</text:p>
      <text:p text:style-name="P63"><text:soft-page-break/>print test_func2(1, 2, "test")</text:p>
      <text:p text:style-name="P63">print test_func2.__name__</text:p>
      <text:p text:style-name="P44">print test_func2.__doc__</text:p>
      <text:p text:style-name="P44"/>
      <text:p text:style-name="P45">&gt;&gt;output&gt;&gt;</text:p>
      <text:p text:style-name="P45"/>
      <text:p text:style-name="P45">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test',), 'kwargs': {}}</text:p>
      <text:p text:style-name="P63">Inside test function</text:p>
      <text:p text:style-name="P63">Output type: &lt;type 'str'&gt;</text:p>
      <text:p text:style-name="P63">1 != 2</text:p>
      <text:p text:style-name="P63">test_func</text:p>
      <text:p text:style-name="P63"/>
      <text:p text:style-name="P63"><text:s text:c="4"/>Function test_func to be tested in terms of 'Design by Contract'</text:p>
      <text:p text:style-name="P63"><text:s text:c="4"/>decorator.</text:p>
      <text:p text:style-name="P63"><text:s text:c="4"/></text:p>
      <text:p text:style-name="P63"/>
      <text:p text:style-name="P63">test_func2 is not under Design by Contract</text:p>
      <text:p text:style-name="P63">Inside test function</text:p>
      <text:p text:style-name="P63">1 != 2</text:p>
      <text:p text:style-name="P63">test_func2</text:p>
      <text:p text:style-name="P63"/>
      <text:p text:style-name="P63"><text:s text:c="4"/>Function test_func to be tested in terms of 'Design by Contract'</text:p>
      <text:p text:style-name="P45"><text:s text:c="4"/>decorator.</text:p>
      <text:p text:style-name="P18"/>
      <text:p text:style-name="P20">Instance methods of a class in general, and the properties as their special case, are, in fact, functions bound to a specific namespace, that of the class, and the instances itself is always passed as the first argument. Therefore, the class of the instance can be always resolved, thus the Design by Contract look-up table for a class’ instance methods can be defined inside the class (in its own namespace), and there is no need to pass a reference to that look-up table <text:span text:style-name="T36">explicitly</text:span>.</text:p>
      <text:p text:style-name="P20"/>
      <text:p text:style-name="P36">pa002_decorators_test006.py</text:p>
      <text:p text:style-name="P20"/>
      <text:p text:style-name="P46">import functools</text:p>
      <text:p text:style-name="P63">import inspect</text:p>
      <text:p text:style-name="P63"/>
      <text:p text:style-name="P63">def meth_dbc(method):</text:p>
      <text:p text:style-name="P63"><text:s text:c="4"/>"""</text:p>
      <text:p text:style-name="P63"><text:s text:c="4"/>Implements 'Design by Contract' for instance methods via decorator.</text:p>
      <text:p text:style-name="P63"><text:s text:c="4"/>"""</text:p>
      <text:p text:style-name="P63"><text:s text:c="4"/>@functools.wraps(method)</text:p>
      <text:p text:style-name="P63"><text:s text:c="4"/>def decorated(instance, *args, **kwargs):</text:p>
      <text:p text:style-name="P63"><text:s text:c="8"/>"""</text:p>
      <text:p text:style-name="P63"><text:s text:c="8"/>Decorator 'meth_dbc' closure. Implements input and output data</text:p>
      <text:p text:style-name="P63"><text:s text:c="8"/>check for the instance method to be decorated.</text:p>
      <text:p text:style-name="P63"><text:s text:c="8"/>"""</text:p>
      <text:p text:style-name="P63"><text:s text:c="8"/>print 'Design by Contract:'</text:p>
      <text:p text:style-name="P63"><text:s text:c="8"/>print 'Input check for {}.{}'.format(</text:p>
      <text:p text:style-name="P63"><text:s text:c="24"/>instance.__class__.__name__, method.__name__)</text:p>
      <text:p text:style-name="P63"><text:s text:c="8"/>print method.__doc__</text:p>
      <text:p text:style-name="P63"><text:s text:c="8"/>print inspect.getargspec(method)</text:p>
      <text:p text:style-name="P63"><text:s text:c="8"/>print inspect.getcallargs(method, instance, *args, **kwargs)</text:p>
      <text:p text:style-name="P63"><text:s text:c="8"/>gResult = method(instance, *args, **kwargs)</text:p>
      <text:p text:style-name="P63"><text:s text:c="8"/>print 'Output type: {}'.format(type(gResult))</text:p>
      <text:p text:style-name="P63"><text:s text:c="8"/>return gResult</text:p>
      <text:p text:style-name="P63"><text:s text:c="4"/>return decorated</text:p>
      <text:p text:style-name="P63"><text:soft-page-break/></text:p>
      <text:p text:style-name="P63">class Test_Class(object):</text:p>
      <text:p text:style-name="P63"><text:s text:c="4"/>"""</text:p>
      <text:p text:style-name="P63"><text:s text:c="4"/>Class to be tested in terms of 'Design by Contract' decorator.</text:p>
      <text:p text:style-name="P63"><text:s text:c="4"/>"""</text:p>
      <text:p text:style-name="P63"><text:s text:c="4"/></text:p>
      <text:p text:style-name="P63"><text:s text:c="4"/>@meth_dbc</text:p>
      <text:p text:style-name="P63"><text:s text:c="4"/>def test_meth(self, a, b, *args, **kwargs):</text:p>
      <text:p text:style-name="P63"><text:s text:c="8"/>"""</text:p>
      <text:p text:style-name="P63"><text:s text:c="8"/>Method test_meth to be tested in terms of 'Design by Contract'</text:p>
      <text:p text:style-name="P63"><text:s text:c="8"/>decorator.</text:p>
      <text:p text:style-name="P63"><text:s text:c="8"/>"""</text:p>
      <text:p text:style-name="P63"><text:s text:c="8"/>print 'Inside test method'</text:p>
      <text:p text:style-name="P63"><text:s text:c="8"/>return '{} != {}'.format(a, b)</text:p>
      <text:p text:style-name="P63"><text:s text:c="4"/></text:p>
      <text:p text:style-name="P63"><text:s text:c="4"/>@property</text:p>
      <text:p text:style-name="P63"><text:s text:c="4"/>@meth_dbc</text:p>
      <text:p text:style-name="P63"><text:s text:c="4"/>def Name(self):</text:p>
      <text:p text:style-name="P63"><text:s text:c="8"/>"""</text:p>
      <text:p text:style-name="P63"><text:s text:c="8"/>Getter property Name. Returns class name.</text:p>
      <text:p text:style-name="P63"><text:s text:c="8"/>"""</text:p>
      <text:p text:style-name="P63"><text:s text:c="8"/>return self.__class__.__name__</text:p>
      <text:p text:style-name="P63"><text:s text:c="4"/></text:p>
      <text:p text:style-name="P63"><text:s text:c="4"/>@Name.setter</text:p>
      <text:p text:style-name="P63"><text:s text:c="4"/>@meth_dbc</text:p>
      <text:p text:style-name="P63"><text:s text:c="4"/>def Name(self, strName):</text:p>
      <text:p text:style-name="P63"><text:s text:c="8"/>"""</text:p>
      <text:p text:style-name="P63"><text:s text:c="8"/>Setter property Name. Does nothing.</text:p>
      <text:p text:style-name="P63"><text:s text:c="8"/>"""</text:p>
      <text:p text:style-name="P46"><text:s text:c="8"/>pass</text:p>
      <text:p text:style-name="P46"/>
      <text:p text:style-name="P47">&gt;&gt;output&gt;&gt;</text:p>
      <text:p text:style-name="P47"/>
      <text:p text:style-name="P47">Design by Contract:</text:p>
      <text:p text:style-name="P63">Input check for Test_Class.test_meth</text:p>
      <text:p text:style-name="P63"/>
      <text:p text:style-name="P63"><text:s text:c="8"/>Method test_meth to be tested in terms of 'Design by Contract'</text:p>
      <text:p text:style-name="P63"><text:s text:c="8"/>decorator.</text:p>
      <text:p text:style-name="P63"><text:s text:c="8"/></text:p>
      <text:p text:style-name="P63">ArgSpec(args=['self', 'a', 'b'], varargs='args', keywords='kwargs', defaults=None)</text:p>
      <text:p text:style-name="P63">{'a': 1, 'self': &lt;__main__.Test_Class object at 0x7f4a48c5bed0&gt;, 'b': 2, 'args': ('test',), 'kwargs': {}}</text:p>
      <text:p text:style-name="P63">Inside test method</text:p>
      <text:p text:style-name="P63">Output type: &lt;type 'str'&gt;</text:p>
      <text:p text:style-name="P63">1 != 2</text:p>
      <text:p text:style-name="P63">test_meth</text:p>
      <text:p text:style-name="P63"/>
      <text:p text:style-name="P63"><text:s text:c="8"/>Method test_meth to be tested in terms of 'Design by Contract'</text:p>
      <text:p text:style-name="P63"><text:s text:c="8"/>decorator.</text:p>
      <text:p text:style-name="P63"><text:s text:c="8"/></text:p>
      <text:p text:style-name="P63"/>
      <text:p text:style-name="P63">Design by Contract:</text:p>
      <text:p text:style-name="P63">Input check for Test_Class.Name</text:p>
      <text:p text:style-name="P63"/>
      <text:p text:style-name="P63"><text:s text:c="8"/>Getter property Name. Returns class name.</text:p>
      <text:p text:style-name="P63"><text:s text:c="8"/></text:p>
      <text:p text:style-name="P63">ArgSpec(args=['self'], varargs=None, keywords=None, defaults=None)</text:p>
      <text:p text:style-name="P63">{'self': &lt;__main__.Test_Class object at 0x7f4a48c5bed0&gt;}</text:p>
      <text:p text:style-name="P63">Output type: &lt;type 'str'&gt;</text:p>
      <text:p text:style-name="P63">Test_Class</text:p>
      <text:p text:style-name="P63"/>
      <text:p text:style-name="P63">Design by Contract:</text:p>
      <text:p text:style-name="P63">Input check for Test_Class.Name</text:p>
      <text:p text:style-name="P63"><text:soft-page-break/></text:p>
      <text:p text:style-name="P63"><text:s text:c="8"/>Setter property Name. Does nothing.</text:p>
      <text:p text:style-name="P63"><text:s text:c="8"/></text:p>
      <text:p text:style-name="P63">ArgSpec(args=['self', 'strName'], varargs=None, keywords=None, defaults=None)</text:p>
      <text:p text:style-name="P63">{'self': &lt;__main__.Test_Class object at 0x7f4a48c5bed0&gt;, 'strName': 'What ever'}</text:p>
      <text:p text:style-name="P47">Output type: &lt;type 'NoneType'&gt;</text:p>
      <text:p text:style-name="P20"/>
      <text:p text:style-name="P21">Take notes of two things: 1) the order of the application of the decorators – the property decorator must be the last one, i.e. on the top; 2) <text:span text:style-name="T29">Name</text:span> getter and <text:span text:style-name="T29">Name</text:span> setter properties are two different methods with clearly different functionality and doc-string, but they share the ‘name’ - it is a point for further analysis on how to avoid confusion which this effect will cause on the Design by Contract using functions / methods look-up table approach.</text:p>
      <text:p text:style-name="P21">Clearly, the class methods are different from the instance methods that not an instance but the class is passed as their first argument. Thus, a separate decorator should be defined, but its functionality is virtually identical except for the class resolution from an instance.</text:p>
      <text:p text:style-name="P21"/>
      <text:p text:style-name="P37">pa002_decorators_test007.py</text:p>
      <text:p text:style-name="P21"/>
      <text:p text:style-name="P47">import functools</text:p>
      <text:p text:style-name="P63">import inspect</text:p>
      <text:p text:style-name="P63"/>
      <text:p text:style-name="P63">def class_meth_dbc(method):</text:p>
      <text:p text:style-name="P63"><text:s text:c="4"/>"""</text:p>
      <text:p text:style-name="P63"><text:s text:c="4"/>Implements 'Design by Contract' for class methods via decorator.</text:p>
      <text:p text:style-name="P63"><text:s text:c="4"/>"""</text:p>
      <text:p text:style-name="P63"><text:s text:c="4"/>@functools.wraps(method)</text:p>
      <text:p text:style-name="P63"><text:s text:c="4"/>def decorated(instance, *args, **kwargs):</text:p>
      <text:p text:style-name="P63"><text:s text:c="8"/>"""</text:p>
      <text:p text:style-name="P63"><text:s text:c="8"/>Decorator 'class_meth_dbc' closure. Implements input and output</text:p>
      <text:p text:style-name="P63"><text:s text:c="8"/>data check for the instance method to be decorated.</text:p>
      <text:p text:style-name="P63"><text:s text:c="8"/>"""</text:p>
      <text:p text:style-name="P63"><text:s text:c="8"/>print 'Design by Contract:'</text:p>
      <text:p text:style-name="P63"><text:s text:c="8"/>print 'Input check for {}.{}'.format(</text:p>
      <text:p text:style-name="P63"><text:s text:c="36"/>instance.__name__, method.__name__)</text:p>
      <text:p text:style-name="P63"><text:s text:c="8"/>print method.__doc__</text:p>
      <text:p text:style-name="P63"><text:s text:c="8"/>print inspect.getargspec(method)</text:p>
      <text:p text:style-name="P63"><text:s text:c="8"/>print inspect.getcallargs(method, instance, *args, **kwargs)</text:p>
      <text:p text:style-name="P63"><text:s text:c="8"/>gResult = method(instance, *args, **kwargs)</text:p>
      <text:p text:style-name="P63"><text:s text:c="8"/>print 'Output type: {}'.format(type(gResult))</text:p>
      <text:p text:style-name="P63"><text:s text:c="8"/>return gResult</text:p>
      <text:p text:style-name="P63"><text:s text:c="4"/>return decorated</text:p>
      <text:p text:style-name="P63"/>
      <text:p text:style-name="P63">class Test_Class(object):</text:p>
      <text:p text:style-name="P63"><text:s text:c="4"/>"""</text:p>
      <text:p text:style-name="P63"><text:s text:c="4"/>Class to be tested in terms of 'Design by Contract' decorator.</text:p>
      <text:p text:style-name="P63"><text:s text:c="4"/>"""</text:p>
      <text:p text:style-name="P63"><text:s text:c="4"/></text:p>
      <text:p text:style-name="P63"><text:s text:c="4"/>@classmethod</text:p>
      <text:p text:style-name="P63"><text:s text:c="4"/>@class_meth_dbc</text:p>
      <text:p text:style-name="P63"><text:s text:c="4"/>def test_meth(cls, a, b, *args, **kwargs):</text:p>
      <text:p text:style-name="P63"><text:s text:c="8"/>"""</text:p>
      <text:p text:style-name="P63"><text:s text:c="8"/>Class method test_meth to be tested in terms of 'Design by</text:p>
      <text:p text:style-name="P63"><text:s text:c="8"/>Contract' decorator.</text:p>
      <text:p text:style-name="P63"><text:s text:c="8"/>"""</text:p>
      <text:p text:style-name="P63"><text:s text:c="8"/>print 'Inside test method'</text:p>
      <text:p text:style-name="P63"><text:s text:c="8"/>return '{} != {}'.format(a, b)</text:p>
      <text:p text:style-name="P63"/>
      <text:p text:style-name="P63">#test area</text:p>
      <text:p text:style-name="P63"/>
      <text:p text:style-name="P63">objTest = Test_Class()</text:p>
      <text:p text:style-name="P63">print Test_Class.test_meth(1, 2, "test")</text:p>
      <text:p text:style-name="P63"><text:soft-page-break/>print Test_Class.test_meth.__name__</text:p>
      <text:p text:style-name="P63">print Test_Class.test_meth.__doc__</text:p>
      <text:p text:style-name="P63">print</text:p>
      <text:p text:style-name="P63">print objTest.test_meth(1, 2, "test")</text:p>
      <text:p text:style-name="P63">print objTest.test_meth.__name__</text:p>
      <text:p text:style-name="P47">print objTest.test_meth.__doc__</text:p>
      <text:p text:style-name="P47"/>
      <text:p text:style-name="P48">&gt;&gt;output&gt;&gt;</text:p>
      <text:p text:style-name="P48"/>
      <text:p text:style-name="P48">Design by Contract:</text:p>
      <text:p text:style-name="P63">Input check for Test_Class.test_meth</text:p>
      <text:p text:style-name="P63"/>
      <text:p text:style-name="P63"><text:s text:c="8"/>Class method test_meth to be tested in terms of 'Design by</text:p>
      <text:p text:style-name="P63"><text:s text:c="8"/>Contract' decorator.</text:p>
      <text:p text:style-name="P63"><text:s text:c="8"/></text:p>
      <text:p text:style-name="P63">ArgSpec(args=['cls', 'a', 'b'], varargs='args', keywords='kwargs', defaults=None)</text:p>
      <text:p text:style-name="P63">{'a': 1, 'kwargs': {}, 'b': 2, 'args': ('test',), 'cls': &lt;class '__main__.Test_Class'&gt;}</text:p>
      <text:p text:style-name="P63">Inside test method</text:p>
      <text:p text:style-name="P63">Output type: &lt;type 'str'&gt;</text:p>
      <text:p text:style-name="P63">1 != 2</text:p>
      <text:p text:style-name="P63">test_meth</text:p>
      <text:p text:style-name="P63"/>
      <text:p text:style-name="P63"><text:s text:c="8"/>Class method test_meth to be tested in terms of 'Design by</text:p>
      <text:p text:style-name="P63"><text:s text:c="8"/>Contract' decorator.</text:p>
      <text:p text:style-name="P63"><text:s text:c="8"/></text:p>
      <text:p text:style-name="P63"/>
      <text:p text:style-name="P63">Design by Contract:</text:p>
      <text:p text:style-name="P63">Input check for Test_Class.test_meth</text:p>
      <text:p text:style-name="P63"/>
      <text:p text:style-name="P63"><text:s text:c="8"/>Class method test_meth to be tested in terms of 'Design by</text:p>
      <text:p text:style-name="P63"><text:s text:c="8"/>Contract' decorator.</text:p>
      <text:p text:style-name="P63"><text:s text:c="8"/></text:p>
      <text:p text:style-name="P63">ArgSpec(args=['cls', 'a', 'b'], varargs='args', keywords='kwargs', defaults=None)</text:p>
      <text:p text:style-name="P63">{'a': 1, 'kwargs': {}, 'b': 2, 'args': ('test',), 'cls': &lt;class '__main__.Test_Class'&gt;}</text:p>
      <text:p text:style-name="P63">Inside test method</text:p>
      <text:p text:style-name="P63">Output type: &lt;type 'str'&gt;</text:p>
      <text:p text:style-name="P63">1 != 2</text:p>
      <text:p text:style-name="P63">test_meth</text:p>
      <text:p text:style-name="P63"/>
      <text:p text:style-name="P63"><text:s text:c="8"/>Class method test_meth to be tested in terms of 'Design by</text:p>
      <text:p text:style-name="P48"><text:s text:c="8"/>Contract' decorator.</text:p>
      <text:p text:style-name="P21"/>
      <text:p text:style-name="P22">Finally, the static methods are simply references to the external, unbound functions placed into the class’ namespace (references, not the functions themselves). Therefore, the static methods do not have direct access to the class’ namespace, i.e. its class attributes. One of the solutions is to pass a reference to a look-up table explicitly, <text:span text:style-name="T37">same as with an ordinary function, although the look-up table can be defined locally in the class’ namespace.</text:span></text:p>
      <text:p text:style-name="P20"/>
      <text:p text:style-name="P38">pa002_decorators_test008.py</text:p>
      <text:p text:style-name="P20"/>
      <text:p text:style-name="P46">import functools</text:p>
      <text:p text:style-name="P63">import inspect</text:p>
      <text:p text:style-name="P63"/>
      <text:p text:style-name="P63">def stat_meth_dbc(strClass):</text:p>
      <text:p text:style-name="P63"><text:s text:c="4"/>"""</text:p>
      <text:p text:style-name="P63"><text:s text:c="4"/>Implements 'Design by Contract' for static methods via a parametric</text:p>
      <text:p text:style-name="P63"><text:s text:c="4"/>decorator.</text:p>
      <text:p text:style-name="P63"><text:s text:c="4"/>"""</text:p>
      <text:p text:style-name="P63"><text:soft-page-break/><text:s text:c="4"/>def wrapper(input_func):</text:p>
      <text:p text:style-name="P63"><text:s text:c="8"/>"""</text:p>
      <text:p text:style-name="P63"><text:s text:c="8"/>Closure of 'stat_meth_dbc' decorator.</text:p>
      <text:p text:style-name="P63"><text:s text:c="8"/>"""</text:p>
      <text:p text:style-name="P63"><text:s text:c="8"/>@functools.wraps(input_func)</text:p>
      <text:p text:style-name="P63"><text:s text:c="8"/>def decorated(*args, **kwargs):</text:p>
      <text:p text:style-name="P63"><text:s text:c="12"/>"""</text:p>
      <text:p text:style-name="P63"><text:s text:c="12"/>Closure of 'wrapper' closure of 'stat_meth_dbc' decorator.</text:p>
      <text:p text:style-name="P63"><text:s text:c="12"/>Implements input and output data check for the static method</text:p>
      <text:p text:style-name="P63"><text:s text:c="12"/>to be decorated.</text:p>
      <text:p text:style-name="P63"><text:s text:c="12"/>"""</text:p>
      <text:p text:style-name="P63"><text:s text:c="12"/>print 'Design by Contract:'</text:p>
      <text:p text:style-name="P63"><text:s text:c="12"/>print 'Input check for {}.{}'.format(strClass,</text:p>
      <text:p text:style-name="P63"><text:s text:c="52"/>input_func.__name__)</text:p>
      <text:p text:style-name="P63"><text:s text:c="12"/>print input_func.__doc__</text:p>
      <text:p text:style-name="P63"><text:s text:c="12"/>print inspect.getargspec(input_func)</text:p>
      <text:p text:style-name="P63"><text:s text:c="12"/>print inspect.getcallargs(input_func, *args, **kwargs)</text:p>
      <text:p text:style-name="P63"><text:s text:c="12"/>gResult = input_func(*args, **kwargs)</text:p>
      <text:p text:style-name="P63"><text:s text:c="12"/>print 'Output type: {}'.format(type(gResult))</text:p>
      <text:p text:style-name="P63"><text:s text:c="12"/>return gResult</text:p>
      <text:p text:style-name="P63"><text:s text:c="8"/>return decorated</text:p>
      <text:p text:style-name="P63"><text:s text:c="4"/>return wrapper</text:p>
      <text:p text:style-name="P63"/>
      <text:p text:style-name="P63">class Test_Class(object):</text:p>
      <text:p text:style-name="P63"><text:s text:c="4"/>"""</text:p>
      <text:p text:style-name="P63"><text:s text:c="4"/>Class to be tested in terms of 'Design by Contract' decorator.</text:p>
      <text:p text:style-name="P63"><text:s text:c="4"/>"""</text:p>
      <text:p text:style-name="P63"><text:s text:c="4"/></text:p>
      <text:p text:style-name="P63"><text:s text:c="4"/>@staticmethod</text:p>
      <text:p text:style-name="P63"><text:s text:c="4"/>@stat_meth_dbc('Test_Class')</text:p>
      <text:p text:style-name="P63"><text:s text:c="4"/>def test_meth(a, b, *args, **kwargs):</text:p>
      <text:p text:style-name="P63"><text:s text:c="8"/>"""</text:p>
      <text:p text:style-name="P63"><text:s text:c="8"/>Static method test_meth to be tested in terms of 'Design by</text:p>
      <text:p text:style-name="P63"><text:s text:c="8"/>Contract' decorator.</text:p>
      <text:p text:style-name="P63"><text:s text:c="8"/>"""</text:p>
      <text:p text:style-name="P63"><text:s text:c="8"/>print 'Inside test method'</text:p>
      <text:p text:style-name="P63"><text:s text:c="8"/>return '{} != {}'.format(a, b)</text:p>
      <text:p text:style-name="P63"/>
      <text:p text:style-name="P63">#test area</text:p>
      <text:p text:style-name="P63"/>
      <text:p text:style-name="P63">objTest = Test_Class()</text:p>
      <text:p text:style-name="P63">print Test_Class.test_meth(1, 2, "test")</text:p>
      <text:p text:style-name="P63">print Test_Class.test_meth.__name__</text:p>
      <text:p text:style-name="P63">print Test_Class.test_meth.__doc__</text:p>
      <text:p text:style-name="P63">print</text:p>
      <text:p text:style-name="P63">print objTest.test_meth(1, 2, "test")</text:p>
      <text:p text:style-name="P63">print objTest.test_meth.__name__</text:p>
      <text:p text:style-name="P46">print objTest.test_meth.__doc__</text:p>
      <text:p text:style-name="P46"/>
      <text:p text:style-name="P49">&gt;&gt;output&gt;&gt;</text:p>
      <text:p text:style-name="P49"/>
      <text:p text:style-name="P49">Design by Contract:</text:p>
      <text:p text:style-name="P63">Input check for Test_Class.test_meth</text:p>
      <text:p text:style-name="P63"/>
      <text:p text:style-name="P63"><text:s text:c="8"/>Static method test_meth to be tested in terms of 'Design by</text:p>
      <text:p text:style-name="P63"><text:s text:c="8"/>Contract' decorator.</text:p>
      <text:p text:style-name="P63"><text:s text:c="8"/></text:p>
      <text:p text:style-name="P63">ArgSpec(args=['a', 'b'], varargs='args', keywords='kwargs', defaults=None)</text:p>
      <text:p text:style-name="P63">{'a': 1, 'b': 2, 'args': ('test',), 'kwargs': {}}</text:p>
      <text:p text:style-name="P63">Inside test method</text:p>
      <text:p text:style-name="P63">Output type: &lt;type 'str'&gt;</text:p>
      <text:p text:style-name="P63">1 != 2</text:p>
      <text:p text:style-name="P63">test_meth</text:p>
      <text:p text:style-name="P63"/>
      <text:p text:style-name="P63"><text:soft-page-break/><text:s text:c="8"/>Static method test_meth to be tested in terms of 'Design by</text:p>
      <text:p text:style-name="P63"><text:s text:c="8"/>Contract' decorator.</text:p>
      <text:p text:style-name="P63"><text:s text:c="8"/></text:p>
      <text:p text:style-name="P63"/>
      <text:p text:style-name="P63">Design by Contract:</text:p>
      <text:p text:style-name="P63">Input check for Test_Class.test_meth</text:p>
      <text:p text:style-name="P63"/>
      <text:p text:style-name="P63"><text:s text:c="8"/>Static method test_meth to be tested in terms of 'Design by</text:p>
      <text:p text:style-name="P63"><text:s text:c="8"/>Contract' decorator.</text:p>
      <text:p text:style-name="P63"><text:s text:c="8"/></text:p>
      <text:p text:style-name="P63">ArgSpec(args=['a', 'b'], varargs='args', keywords='kwargs', defaults=None)</text:p>
      <text:p text:style-name="P63">{'a': 1, 'b': 2, 'args': ('test',), 'kwargs': {}}</text:p>
      <text:p text:style-name="P63">Inside test method</text:p>
      <text:p text:style-name="P63">Output type: &lt;type 'str'&gt;</text:p>
      <text:p text:style-name="P63">1 != 2</text:p>
      <text:p text:style-name="P63">test_meth</text:p>
      <text:p text:style-name="P63"/>
      <text:p text:style-name="P63"><text:s text:c="8"/>Static method test_meth to be tested in terms of 'Design by</text:p>
      <text:p text:style-name="P49"><text:s text:c="8"/>Contract' decorator.</text:p>
      <text:p text:style-name="P20"/>
      <text:p text:style-name="P23"><text:span text:style-name="T38">Concerning the issue with the properties shown in the </text:span><text:span text:style-name="T31">pa002_decorators_test006</text:span><text:span text:style-name="T38">, the obvious solution could be to use different names of the getter and setter method, so one can define different contracts for the both methods. This approach can be taken only if the getter and setter methods are assigned to a property using the built-in function </text:span><text:span text:style-name="T8">property</text:span><text:span text:style-name="T38">() directly. But by using the </text:span><text:span text:style-name="T31">@property</text:span><text:span text:style-name="T38"> decorator approach, the getter and setter methods must have exactly the same names.</text:span></text:p>
      <text:p text:style-name="P24">The solution is to use two different functions as the decorators for the getter and setter methods. The decorator for the getter method should only check the output, whereas the decorator for the setter method should check the input; optionally it can also check that the setter method returns <text:span text:style-name="T29">None</text:span> value.</text:p>
      <text:p text:style-name="P24">The getter property decorator must take a method as its argument and <text:span text:style-name="T42">return an object of </text:span><text:span text:style-name="T9">property</text:span><text:span text:style-name="T42"> type. Basically, the closure of the decorator must be passed as the argument into the built-in function </text:span><text:span text:style-name="T9">property</text:span><text:span text:style-name="T42">(), and the result is returned. With this approach there is no need to chain the decorators, so the code can be like below:</text:span></text:p>
      <text:p text:style-name="P24"/>
      <text:p text:style-name="P58">def propery_dbc(method):</text:p>
      <text:p text:style-name="P58"><text:tab/>def closure(*<text:span text:style-name="T46">args</text:span>):</text:p>
      <text:p text:style-name="P58"><text:tab/><text:tab/>#call method here</text:p>
      <text:p text:style-name="P58"><text:tab/><text:tab/>…</text:p>
      <text:p text:style-name="P58"><text:tab/>return property(closure)</text:p>
      <text:p text:style-name="P58">…</text:p>
      <text:p text:style-name="P58">class SomeClass(object):</text:p>
      <text:p text:style-name="P58"><text:tab/>@property_dbc</text:p>
      <text:p text:style-name="P58"><text:tab/>def some_property(self):</text:p>
      <text:p text:style-name="P58"><text:tab/><text:tab/>#some code here</text:p>
      <text:p text:style-name="P58"><text:tab/>...</text:p>
      <text:p text:style-name="P40"/>
      <text:p text:style-name="P40">Note<text:span text:style-name="T39">: exactly the same approach can be taken in the case of the decorators for the static and class methods (but converting the closure into the staticmethod() and classmethod() objects respectively), thus the decorators chaining can be eliminated.</text:span></text:p>
      <text:p text:style-name="P29"/>
      <text:p text:style-name="P41"><text:span text:style-name="T39">The setter property decorator requires another approach. The decorator protocol specifies that the function used as a decorator must return a callable object. The </text:span>@property<text:span text:style-name="T39"> decorator, in a sense, breaks this pattern. A property object is not callable, its class doesn’t have </text:span>__call__<text:span text:style-name="T39">() method. Instead, it has </text:span>__get__<text:span text:style-name="T39">() and </text:span>__set__<text:span text:style-name="T39">() descriptors, which, in turn, call the bound functions referenced by the </text:span>fget<text:span text:style-name="T39"> and </text:span>fset<text:span text:style-name="T39"> attributes. </text:span><text:span text:style-name="T40">A property is never used explicitly as a callable, rather as a data attribute, as in an assignment to it or as in its value retrieval. In such cases </text:span><text:span text:style-name="T43">setattr</text:span><text:span text:style-name="T40">() and </text:span><text:span text:style-name="T43">getattr</text:span><text:span text:style-name="T40">() calls results in the execution of the above mentioned decorators, thus there is no need for the presence of the </text:span><text:span text:style-name="T43">__call__</text:span><text:span text:style-name="T40">() method on the object. Note that the instantiation of a class is </text:span><text:soft-page-break/><text:span text:style-name="T40">implemented as a method of its meta-class, thus a callable object, therefore </text:span><text:span text:style-name="T41">the </text:span>@property<text:span text:style-name="T39"> decorator, </text:span><text:span text:style-name="T41">which creates a getter property, in the strict sense, complies with the protocol. The situation with the decorator for the setter property creation is a bit more complicated. Consider the standard syntax:</text:span></text:p>
      <text:p text:style-name="P25"/>
      <text:p text:style-name="P60">class SomeClass(object):</text:p>
      <text:p text:style-name="P60"><text:tab/>@property</text:p>
      <text:p text:style-name="P60"><text:tab/>def some_property(self):</text:p>
      <text:p text:style-name="P60"><text:tab/><text:tab/>…</text:p>
      <text:p text:style-name="P60"><text:tab/>@some_property.setter</text:p>
      <text:p text:style-name="P60"><text:tab/>def some_property(self, value)</text:p>
      <text:p text:style-name="P60"><text:tab/><text:tab/>…</text:p>
      <text:p text:style-name="P60"/>
      <text:p text:style-name="P23"/>
      <text:p text:style-name="P25">The first decorator results in <text:span text:style-name="T5">some_property</text:span> referencing not a bound function (instance method) but <text:s/>an instance of the <text:span text:style-name="T29">property</text:span> class, which calls the code of the original method within its <text:span text:style-name="T29">__get__</text:span>() decorator. <text:span text:style-name="T44">The second decorator makes the </text:span><text:span text:style-name="T10">some_property</text:span><text:span text:style-name="T44"> to reference an object returned by the </text:span><text:span text:style-name="T32">setter</text:span><text:span text:style-name="T44">() method of the object the same </text:span><text:span text:style-name="T10">some_property</text:span><text:span text:style-name="T44"> has referenced before that!</text:span></text:p>
      <text:p text:style-name="P26">The simple minded approach to use the setter property decorator to simply set the <text:span text:style-name="T29">fset</text:span> attribute of an existing <text:span text:style-name="T29">property</text:span> instance and to return that instance, obviously fails, because an instance of the <text:span text:style-name="T29">property</text:span> class is not a callable object.</text:p>
      <text:p text:style-name="P26">The solution is to return not an existing property instance, but the result of the call of the built_in function <text:span text:style-name="T29">property</text:span>() with the now anonymous method referenced by the <text:span text:style-name="T29">fget </text:span>attribute <text:span text:style-name="T45">of the already existing property instance and the method to be decorated as the </text:span><text:span text:style-name="T33">fget</text:span><text:span text:style-name="T45"> and </text:span><text:span text:style-name="T33">fset</text:span><text:span text:style-name="T45"> arguments. In short, a new instance of the property class will be created.</text:span></text:p>
      <text:p text:style-name="P26"><text:span text:style-name="T45">But there is a catch. In order to access an attribute of the original getter only property it must be created before the corresponding setter property. It can assured, for instance, using the property instead of the actual attribute it interfaces in the initialization method </text:span><text:span text:style-name="T33">__init__</text:span><text:span text:style-name="T45">(). This approach, however, is not fool proof.</text:span></text:p>
      <text:p text:style-name="P27">Alternatively, one can make own implementation / simulation of the built-in <text:span text:style-name="T29">property</text:span> class (see the official CPython <text:s/>documentation on the decorators HOWTO), <text:span text:style-name="T46">but the easiest and the most reliable way is to simply decorate the “setter property to be” method before turning it into the setter property, like is shown below:</text:span></text:p>
      <text:p text:style-name="P27"/>
      <text:p text:style-name="P59">def propery_dbc(method):</text:p>
      <text:p text:style-name="P59"><text:tab/>def closure(*<text:span text:style-name="T46">args</text:span>):</text:p>
      <text:p text:style-name="P59"><text:tab/><text:tab/>#call method here</text:p>
      <text:p text:style-name="P59"><text:tab/><text:tab/>…</text:p>
      <text:p text:style-name="P59"><text:tab/>return property(closure)</text:p>
      <text:p text:style-name="P59"/>
      <text:p text:style-name="P61">def property_settter_dbc(method):</text:p>
      <text:p text:style-name="P61"><text:tab/>def closure(*args):</text:p>
      <text:p text:style-name="P61"><text:tab/><text:tab/><text:span text:style-name="T42">#call method here</text:span></text:p>
      <text:p text:style-name="P59"><text:tab/><text:tab/>…</text:p>
      <text:p text:style-name="P59"><text:tab/>return closure</text:p>
      <text:p text:style-name="P59">…</text:p>
      <text:p text:style-name="P59">class SomeClass(object):</text:p>
      <text:p text:style-name="P59"><text:tab/>@property_dbc</text:p>
      <text:p text:style-name="P59"><text:tab/>def some_property(self):</text:p>
      <text:p text:style-name="P59"><text:tab/><text:tab/>#some code here</text:p>
      <text:p text:style-name="P56"><text:tab/></text:p>
      <text:p text:style-name="P57"><text:tab/>@some_propety.setter</text:p>
      <text:p text:style-name="P56"><text:tab/><text:span text:style-name="T46">@property_setter_dbc</text:span></text:p>
      <text:p text:style-name="P56"><text:tab/><text:span text:style-name="T46">def some_property(self, value):</text:span></text:p>
      <text:p text:style-name="P56"><text:tab/><text:tab/><text:span text:style-name="T46">#some code here</text:span></text:p>
      <text:p text:style-name="P56"><text:tab/>...</text:p>
      <text:p text:style-name="P27"/>
      <text:p text:style-name="P28"><text:soft-page-break/>The complete example illustrating the difference in the Design by Contract like decorators for the normal functions, getter and setter properties, instance, class and static methods is given below.</text:p>
      <text:p text:style-name="P23"/>
      <text:p text:style-name="P39">pa002_decorators_test009.py</text:p>
      <text:p text:style-name="P23"/>
      <text:p text:style-name="P50">import functools</text:p>
      <text:p text:style-name="P64">import inspect</text:p>
      <text:p text:style-name="P64"/>
      <text:p text:style-name="P64">GLOBAL_DBC = {</text:p>
      <text:p text:style-name="P64"><text:s text:c="4"/>'test_function' : {</text:p>
      <text:p text:style-name="P64"><text:s text:c="8"/>'Some_key' : True</text:p>
      <text:p text:style-name="P64"><text:s text:c="8"/>},</text:p>
      <text:p text:style-name="P64"><text:s text:c="4"/>}</text:p>
      <text:p text:style-name="P64"/>
      <text:p text:style-name="P64">#design by contract implementation</text:p>
      <text:p text:style-name="P64"/>
      <text:p text:style-name="P64">def function_dbc(dictLookUp):</text:p>
      <text:p text:style-name="P64"><text:s text:c="4"/>"""</text:p>
      <text:p text:style-name="P64"><text:s text:c="4"/>Implements 'Design by Contract' for functions via a parametric</text:p>
      <text:p text:style-name="P64"><text:s text:c="4"/>decorator.</text:p>
      <text:p text:style-name="P64"><text:s text:c="4"/>"""</text:p>
      <text:p text:style-name="P64"><text:s text:c="4"/>def wrapper(input_func):</text:p>
      <text:p text:style-name="P64"><text:s text:c="8"/>"""</text:p>
      <text:p text:style-name="P64"><text:s text:c="8"/>Closure of 'function_dbc' decorator.</text:p>
      <text:p text:style-name="P64"><text:s text:c="8"/>"""</text:p>
      <text:p text:style-name="P64"><text:s text:c="8"/>@functools.wraps(input_func)</text:p>
      <text:p text:style-name="P64"><text:s text:c="8"/>def decorated(*args, **kwargs):</text:p>
      <text:p text:style-name="P64"><text:s text:c="12"/>"""</text:p>
      <text:p text:style-name="P64"><text:s text:c="12"/>Closure of 'wrapper' closure of 'function_dbc' decorator.</text:p>
      <text:p text:style-name="P64"><text:s text:c="12"/>Implements input and output data check for the function to</text:p>
      <text:p text:style-name="P64"><text:s text:c="12"/>be decorated using external look-up dictionary.</text:p>
      <text:p text:style-name="P64"><text:s text:c="12"/>"""</text:p>
      <text:p text:style-name="P64"><text:s text:c="12"/>if input_func.__name__ in dictLookUp.keys():</text:p>
      <text:p text:style-name="P64"><text:s text:c="16"/>print 'Design by Contract:'</text:p>
      <text:p text:style-name="P64"><text:s text:c="16"/>print 'Input check for {} function'.format(input_func.__name__)</text:p>
      <text:p text:style-name="P64"><text:s text:c="16"/>print inspect.getargspec(input_func)</text:p>
      <text:p text:style-name="P64"><text:s text:c="16"/>print inspect.getcallargs(input_func, *args, **kwargs)</text:p>
      <text:p text:style-name="P64"><text:s text:c="12"/>else:</text:p>
      <text:p text:style-name="P64"><text:s text:c="16"/>print '{} is not under Design by Contract'.format(</text:p>
      <text:p text:style-name="P64"><text:s text:c="52"/>input_func.__name__)</text:p>
      <text:p text:style-name="P64"><text:s text:c="12"/>gResult = input_func(*args, **kwargs)</text:p>
      <text:p text:style-name="P64"><text:s text:c="12"/>if input_func.__name__ in dictLookUp.keys():</text:p>
      <text:p text:style-name="P64"><text:s text:c="16"/>print 'Output type: {}'.format(type(gResult))</text:p>
      <text:p text:style-name="P64"><text:s text:c="12"/>return gResult</text:p>
      <text:p text:style-name="P64"><text:s text:c="8"/>return decorated</text:p>
      <text:p text:style-name="P64"><text:s text:c="4"/>return wrapper</text:p>
      <text:p text:style-name="P64"/>
      <text:p text:style-name="P64">def method_dbc(method):</text:p>
      <text:p text:style-name="P64"><text:s text:c="4"/>"""</text:p>
      <text:p text:style-name="P64"><text:s text:c="4"/>Implements 'Design by Contract' for instance methods via decorator.</text:p>
      <text:p text:style-name="P64"><text:s text:c="4"/>"""</text:p>
      <text:p text:style-name="P64"><text:s text:c="4"/>@functools.wraps(method)</text:p>
      <text:p text:style-name="P64"><text:s text:c="4"/>def decorated(instance, *args, **kwargs):</text:p>
      <text:p text:style-name="P64"><text:s text:c="8"/>"""</text:p>
      <text:p text:style-name="P64"><text:s text:c="8"/>Decorator 'method_dbc' closure. Implements input and output data</text:p>
      <text:p text:style-name="P64"><text:s text:c="8"/>check for the instance method to be decorated.</text:p>
      <text:p text:style-name="P64"><text:s text:c="8"/>"""</text:p>
      <text:p text:style-name="P64"><text:s text:c="8"/>print 'Design by Contract:'</text:p>
      <text:p text:style-name="P64"><text:s text:c="8"/>print 'Input check for {}.{} instance method'.format(</text:p>
      <text:p text:style-name="P64"><text:s text:c="24"/>instance.__class__.__name__, method.__name__)</text:p>
      <text:p text:style-name="P64"><text:s text:c="8"/>print inspect.getargspec(method)</text:p>
      <text:p text:style-name="P64"><text:soft-page-break/><text:s text:c="8"/>print inspect.getcallargs(method, instance, *args, **kwargs)</text:p>
      <text:p text:style-name="P64"><text:s text:c="8"/>gResult = method(instance, *args, **kwargs)</text:p>
      <text:p text:style-name="P64"><text:s text:c="8"/>print 'Output type: {}'.format(type(gResult))</text:p>
      <text:p text:style-name="P64"><text:s text:c="8"/>return gResult</text:p>
      <text:p text:style-name="P64"><text:s text:c="4"/>return decorated</text:p>
      <text:p text:style-name="P64"/>
      <text:p text:style-name="P64">def property_dbc(method):</text:p>
      <text:p text:style-name="P64"><text:s text:c="4"/>"""</text:p>
      <text:p text:style-name="P64"><text:s text:c="4"/>Implements 'Design by Contract' for property getter via decorator.</text:p>
      <text:p text:style-name="P64"><text:s text:c="4"/>"""</text:p>
      <text:p text:style-name="P64"><text:s text:c="4"/>@functools.wraps(method)</text:p>
      <text:p text:style-name="P64"><text:s text:c="4"/>def decorated(instance, *args, **kwargs):</text:p>
      <text:p text:style-name="P64"><text:s text:c="8"/>"""</text:p>
      <text:p text:style-name="P64"><text:s text:c="8"/>Decorator 'property_dbc' closure. Implements output data check for the</text:p>
      <text:p text:style-name="P64"><text:s text:c="8"/>property getter to be decorated.</text:p>
      <text:p text:style-name="P64"><text:s text:c="8"/>"""</text:p>
      <text:p text:style-name="P64"><text:s text:c="8"/>gResult = method(instance, *args, **kwargs)</text:p>
      <text:p text:style-name="P64"><text:s text:c="8"/>print 'Design by Contract:'</text:p>
      <text:p text:style-name="P64"><text:s text:c="8"/>print 'Output check for {}.{} getter property'.format(</text:p>
      <text:p text:style-name="P64"><text:s text:c="24"/>instance.__class__.__name__, method.__name__)</text:p>
      <text:p text:style-name="P64"><text:s text:c="8"/>print 'Output type: {}'.format(type(gResult))</text:p>
      <text:p text:style-name="P64"><text:s text:c="8"/>return gResult</text:p>
      <text:p text:style-name="P64"><text:s text:c="4"/>return property(decorated)</text:p>
      <text:p text:style-name="P64"/>
      <text:p text:style-name="P64">def property_setter_dbc(method):</text:p>
      <text:p text:style-name="P64"><text:s text:c="4"/>"""</text:p>
      <text:p text:style-name="P64"><text:s text:c="4"/>Implements 'Design by Contract' for property setter via decorator.</text:p>
      <text:p text:style-name="P64"><text:s text:c="4"/>"""</text:p>
      <text:p text:style-name="P64"><text:s text:c="4"/>@functools.wraps(method)</text:p>
      <text:p text:style-name="P64"><text:s text:c="4"/>def decorated(instance, *args, **kwargs):</text:p>
      <text:p text:style-name="P64"><text:s text:c="8"/>"""</text:p>
      <text:p text:style-name="P64"><text:s text:c="8"/>Decorator 'property_dbc' closure. Implements input data check for the</text:p>
      <text:p text:style-name="P64"><text:s text:c="8"/>property setter to be decorated.</text:p>
      <text:p text:style-name="P64"><text:s text:c="8"/>"""</text:p>
      <text:p text:style-name="P64"><text:s text:c="8"/>print 'Design by Contract:'</text:p>
      <text:p text:style-name="P64"><text:s text:c="8"/>print 'Input check for {}.{} setter property'.format(</text:p>
      <text:p text:style-name="P64"><text:s text:c="24"/>instance.__class__.__name__, method.__name__)</text:p>
      <text:p text:style-name="P64"><text:s text:c="8"/>print inspect.getargspec(method)</text:p>
      <text:p text:style-name="P64"><text:s text:c="8"/>print inspect.getcallargs(method, instance, *args, **kwargs)</text:p>
      <text:p text:style-name="P64"><text:s text:c="8"/>method(instance, *args, **kwargs)</text:p>
      <text:p text:style-name="P64"><text:s text:c="4"/>return decorated</text:p>
      <text:p text:style-name="P64"/>
      <text:p text:style-name="P64">def classmethod_dbc(method):</text:p>
      <text:p text:style-name="P64"><text:s text:c="4"/>"""</text:p>
      <text:p text:style-name="P64"><text:s text:c="4"/>Implements 'Design by Contract' for class methods via decorator.</text:p>
      <text:p text:style-name="P64"><text:s text:c="4"/>"""</text:p>
      <text:p text:style-name="P64"><text:s text:c="4"/>@functools.wraps(method)</text:p>
      <text:p text:style-name="P64"><text:s text:c="4"/>def decorated(instance, *args, **kwargs):</text:p>
      <text:p text:style-name="P64"><text:s text:c="8"/>"""</text:p>
      <text:p text:style-name="P64"><text:s text:c="8"/>Decorator 'classmethod_dbc' closure. Implements input and output</text:p>
      <text:p text:style-name="P64"><text:s text:c="8"/>data check for the class method to be decorated.</text:p>
      <text:p text:style-name="P64"><text:s text:c="8"/>"""</text:p>
      <text:p text:style-name="P64"><text:s text:c="8"/>print 'Design by Contract:'</text:p>
      <text:p text:style-name="P64"><text:s text:c="8"/>print 'Input check for {}.{} class method'.format(</text:p>
      <text:p text:style-name="P64"><text:s text:c="36"/>instance.__name__, method.__name__)</text:p>
      <text:p text:style-name="P64"><text:s text:c="8"/>print inspect.getargspec(method)</text:p>
      <text:p text:style-name="P64"><text:s text:c="8"/>print inspect.getcallargs(method, instance, *args, **kwargs)</text:p>
      <text:p text:style-name="P64"><text:s text:c="8"/>gResult = method(instance, *args, **kwargs)</text:p>
      <text:p text:style-name="P64"><text:s text:c="8"/>print 'Output type: {}'.format(type(gResult))</text:p>
      <text:p text:style-name="P64"><text:s text:c="8"/>return gResult</text:p>
      <text:p text:style-name="P64"><text:s text:c="4"/>return classmethod(decorated)</text:p>
      <text:p text:style-name="P64"/>
      <text:p text:style-name="P64"><text:soft-page-break/>def staticmethod_dbc(strClass, dictLookup):</text:p>
      <text:p text:style-name="P64"><text:s text:c="4"/>"""</text:p>
      <text:p text:style-name="P64"><text:s text:c="4"/>Implements 'Design by Contract' for static methods via a parametric</text:p>
      <text:p text:style-name="P64"><text:s text:c="4"/>decorator.</text:p>
      <text:p text:style-name="P64"><text:s text:c="4"/>"""</text:p>
      <text:p text:style-name="P64"><text:s text:c="4"/>def wrapper(input_func):</text:p>
      <text:p text:style-name="P64"><text:s text:c="8"/>"""</text:p>
      <text:p text:style-name="P64"><text:s text:c="8"/>Closure of 'staticmethod_dbc' decorator.</text:p>
      <text:p text:style-name="P64"><text:s text:c="8"/>"""</text:p>
      <text:p text:style-name="P64"><text:s text:c="8"/>@functools.wraps(input_func)</text:p>
      <text:p text:style-name="P64"><text:s text:c="8"/>def decorated(*args, **kwargs):</text:p>
      <text:p text:style-name="P64"><text:s text:c="12"/>"""</text:p>
      <text:p text:style-name="P64"><text:s text:c="12"/>Closure of 'wrapper' closure of 'staticmethod_dbc' decorator.</text:p>
      <text:p text:style-name="P64"><text:s text:c="12"/>Implements input and output data check for the static method</text:p>
      <text:p text:style-name="P64"><text:s text:c="12"/>to be decorated.</text:p>
      <text:p text:style-name="P64"><text:s text:c="12"/>"""</text:p>
      <text:p text:style-name="P64"><text:s text:c="12"/>print 'Design by Contract:'</text:p>
      <text:p text:style-name="P64"><text:s text:c="12"/>print 'Input check for {}.{} static method'.format(strClass,</text:p>
      <text:p text:style-name="P64"><text:s text:c="52"/>input_func.__name__)</text:p>
      <text:p text:style-name="P64"><text:s text:c="12"/>print inspect.getargspec(input_func)</text:p>
      <text:p text:style-name="P64"><text:s text:c="12"/>print inspect.getcallargs(input_func, *args, **kwargs)</text:p>
      <text:p text:style-name="P64"><text:s text:c="12"/>gResult = input_func(*args, **kwargs)</text:p>
      <text:p text:style-name="P64"><text:s text:c="12"/>print 'Output type: {}'.format(type(gResult))</text:p>
      <text:p text:style-name="P64"><text:s text:c="12"/>return gResult</text:p>
      <text:p text:style-name="P64"><text:s text:c="8"/>return staticmethod(decorated)</text:p>
      <text:p text:style-name="P64"><text:s text:c="4"/>return wrapper</text:p>
      <text:p text:style-name="P64"/>
      <text:p text:style-name="P64">#user defined</text:p>
      <text:p text:style-name="P64"/>
      <text:p text:style-name="P64">@function_dbc(GLOBAL_DBC)</text:p>
      <text:p text:style-name="P64">def test_function(a, b, *args, **kwargs):</text:p>
      <text:p text:style-name="P64"><text:s text:c="4"/>"""</text:p>
      <text:p text:style-name="P64"><text:s text:c="4"/>Function test_function to be tested in terms of 'Design by Contract'</text:p>
      <text:p text:style-name="P64"><text:s text:c="4"/>decorator.</text:p>
      <text:p text:style-name="P64"><text:s text:c="4"/>"""</text:p>
      <text:p text:style-name="P64"><text:s text:c="4"/>print 'Inside test_function'</text:p>
      <text:p text:style-name="P64"><text:s text:c="4"/>return '{} != {}'.format(a, b)</text:p>
      <text:p text:style-name="P64"/>
      <text:p text:style-name="P64">@function_dbc(GLOBAL_DBC)</text:p>
      <text:p text:style-name="P64">def test_function2(a, b, *args, **kwargs):</text:p>
      <text:p text:style-name="P64"><text:s text:c="4"/>"""</text:p>
      <text:p text:style-name="P64"><text:s text:c="4"/>Function test_function2 to be tested in terms of 'Design by Contract'</text:p>
      <text:p text:style-name="P64"><text:s text:c="4"/>decorator.</text:p>
      <text:p text:style-name="P64"><text:s text:c="4"/>"""</text:p>
      <text:p text:style-name="P64"><text:s text:c="4"/>print 'Inside test_function2'</text:p>
      <text:p text:style-name="P64"><text:s text:c="4"/>return '{} != {}'.format(a, b)</text:p>
      <text:p text:style-name="P64"/>
      <text:p text:style-name="P64">class Test_Class(object):</text:p>
      <text:p text:style-name="P64"><text:s text:c="4"/>"""</text:p>
      <text:p text:style-name="P64"><text:s text:c="4"/>Class to be tested in terms of 'Design by Contract' decorator.</text:p>
      <text:p text:style-name="P64"><text:s text:c="4"/>"""</text:p>
      <text:p text:style-name="P64"><text:s text:c="4"/></text:p>
      <text:p text:style-name="P64"><text:s text:c="4"/>_Design_Contract = {"test_staticmethod" : None,</text:p>
      <text:p text:style-name="P64"><text:s text:c="24"/>"test_classmethod" : None}</text:p>
      <text:p text:style-name="P64"><text:s text:c="4"/></text:p>
      <text:p text:style-name="P64"><text:s text:c="4"/>def __init__(self, strName):</text:p>
      <text:p text:style-name="P64"><text:s text:c="8"/>"""</text:p>
      <text:p text:style-name="P64"><text:s text:c="8"/>"""</text:p>
      <text:p text:style-name="P64"><text:s text:c="8"/>self.name = strName</text:p>
      <text:p text:style-name="P64"><text:s text:c="4"/></text:p>
      <text:p text:style-name="P64"><text:s text:c="4"/>@method_dbc</text:p>
      <text:p text:style-name="P64"><text:s text:c="4"/>def test_method(self, a, b, *args, **kwargs):</text:p>
      <text:p text:style-name="P64"><text:soft-page-break/><text:s text:c="8"/>"""</text:p>
      <text:p text:style-name="P64"><text:s text:c="8"/>Method test_method to be tested in terms of 'Design by Contract'</text:p>
      <text:p text:style-name="P64"><text:s text:c="8"/>decorator.</text:p>
      <text:p text:style-name="P64"><text:s text:c="8"/>"""</text:p>
      <text:p text:style-name="P64"><text:s text:c="8"/>print 'Inside test method'</text:p>
      <text:p text:style-name="P64"><text:s text:c="8"/>return '{} != {}'.format(a, b)</text:p>
      <text:p text:style-name="P64"><text:s text:c="4"/></text:p>
      <text:p text:style-name="P64"><text:s text:c="4"/>@property_dbc</text:p>
      <text:p text:style-name="P64"><text:s text:c="4"/>def Name(self):</text:p>
      <text:p text:style-name="P64"><text:s text:c="8"/>"""</text:p>
      <text:p text:style-name="P64"><text:s text:c="8"/>Getter property Name. Returns the value of the instance attribute name.</text:p>
      <text:p text:style-name="P64"><text:s text:c="8"/>"""</text:p>
      <text:p text:style-name="P64"><text:s text:c="8"/>return self.name</text:p>
      <text:p text:style-name="P64"><text:s text:c="4"/></text:p>
      <text:p text:style-name="P64"><text:s text:c="4"/>@Name.setter</text:p>
      <text:p text:style-name="P64"><text:s text:c="4"/>@property_setter_dbc</text:p>
      <text:p text:style-name="P64"><text:s text:c="4"/>def Name(self, strName):</text:p>
      <text:p text:style-name="P64"><text:s text:c="8"/>"""</text:p>
      <text:p text:style-name="P64"><text:s text:c="8"/>Setter property Name. Sets the value of the instance attribute name.</text:p>
      <text:p text:style-name="P64"><text:s text:c="8"/>"""</text:p>
      <text:p text:style-name="P64"><text:s text:c="8"/>self.name = strName</text:p>
      <text:p text:style-name="P64"><text:s text:c="4"/></text:p>
      <text:p text:style-name="P64"><text:s text:c="4"/>@classmethod_dbc</text:p>
      <text:p text:style-name="P64"><text:s text:c="4"/>def test_classmethod(cls, a, b, *args, **kwargs):</text:p>
      <text:p text:style-name="P64"><text:s text:c="8"/>"""</text:p>
      <text:p text:style-name="P64"><text:s text:c="8"/>Class method test_classmethod to be tested in terms of 'Design by</text:p>
      <text:p text:style-name="P64"><text:s text:c="8"/>Contract' decorator.</text:p>
      <text:p text:style-name="P64"><text:s text:c="8"/>"""</text:p>
      <text:p text:style-name="P64"><text:s text:c="8"/>print 'Inside test_classmethod method'</text:p>
      <text:p text:style-name="P64"><text:s text:c="8"/>return '{} != {}'.format(a, b)</text:p>
      <text:p text:style-name="P64"><text:s text:c="4"/></text:p>
      <text:p text:style-name="P64"><text:s text:c="4"/>@staticmethod_dbc('Test_Class', _Design_Contract)</text:p>
      <text:p text:style-name="P64"><text:s text:c="4"/>def test_staticmethod(a, b, *args, **kwargs):</text:p>
      <text:p text:style-name="P64"><text:s text:c="8"/>"""</text:p>
      <text:p text:style-name="P64"><text:s text:c="8"/>Static method test_staticmethod to be tested in terms of 'Design by</text:p>
      <text:p text:style-name="P64"><text:s text:c="8"/>Contract' decorator.</text:p>
      <text:p text:style-name="P64"><text:s text:c="8"/>"""</text:p>
      <text:p text:style-name="P64"><text:s text:c="8"/>print 'Inside test_staticmethod method'</text:p>
      <text:p text:style-name="P64"><text:s text:c="8"/>return '{} != {}'.format(a, b)</text:p>
      <text:p text:style-name="P64"/>
      <text:p text:style-name="P64">#test area</text:p>
      <text:p text:style-name="P64">print test_function(1, 2, "test")</text:p>
      <text:p text:style-name="P64">print</text:p>
      <text:p text:style-name="P64">print test_function2(1, 2, "test")</text:p>
      <text:p text:style-name="P64">print</text:p>
      <text:p text:style-name="P64">objTest = Test_Class('Who cares')</text:p>
      <text:p text:style-name="P64">print objTest.test_method(1, 2, "test")</text:p>
      <text:p text:style-name="P64">print</text:p>
      <text:p text:style-name="P64">print objTest.Name</text:p>
      <text:p text:style-name="P64">print</text:p>
      <text:p text:style-name="P64">objTest.Name = 'What ever'</text:p>
      <text:p text:style-name="P64">print</text:p>
      <text:p text:style-name="P64">print objTest.Name</text:p>
      <text:p text:style-name="P64">print</text:p>
      <text:p text:style-name="P64">print Test_Class.test_classmethod(1, 2, "test")</text:p>
      <text:p text:style-name="P64">print</text:p>
      <text:p text:style-name="P64">print objTest.test_classmethod(1, 2, "test")</text:p>
      <text:p text:style-name="P64">print</text:p>
      <text:p text:style-name="P64">print Test_Class.test_staticmethod(1, 2, "test")</text:p>
      <text:p text:style-name="P64">print</text:p>
      <text:p text:style-name="P50">print objTest.test_staticmethod(1, 2, "test")</text:p>
      <text:p text:style-name="P50"/>
      <text:p text:style-name="P51"><text:soft-page-break/>&gt;&gt;output&gt;&gt;</text:p>
      <text:p text:style-name="P51"/>
      <text:p text:style-name="P51">Design by Contract:</text:p>
      <text:p text:style-name="P64">Input check for test_function function</text:p>
      <text:p text:style-name="P64">ArgSpec(args=['a', 'b'], varargs='args', keywords='kwargs', defaults=None)</text:p>
      <text:p text:style-name="P64">{'a': 1, 'b': 2, 'args': ('test',), 'kwargs': {}}</text:p>
      <text:p text:style-name="P64">Inside test_function</text:p>
      <text:p text:style-name="P64">Output type: &lt;type 'str'&gt;</text:p>
      <text:p text:style-name="P64">1 != 2</text:p>
      <text:p text:style-name="P64"/>
      <text:p text:style-name="P64">test_function2 is not under Design by Contract</text:p>
      <text:p text:style-name="P64">Inside test_function2</text:p>
      <text:p text:style-name="P64">1 != 2</text:p>
      <text:p text:style-name="P64"/>
      <text:p text:style-name="P64">Design by Contract:</text:p>
      <text:p text:style-name="P64">Input check for Test_Class.test_method instance method</text:p>
      <text:p text:style-name="P64">ArgSpec(args=['self', 'a', 'b'], varargs='args', keywords='kwargs', defaults=None)</text:p>
      <text:p text:style-name="P64">{'a': 1, 'self': &lt;__main__.Test_Class object at 0x00000000024209B0&gt;, 'b': 2, 'args': ('test',), 'kwargs': {}}</text:p>
      <text:p text:style-name="P64">Inside test method</text:p>
      <text:p text:style-name="P64">Output type: &lt;type 'str'&gt;</text:p>
      <text:p text:style-name="P64">1 != 2</text:p>
      <text:p text:style-name="P64"/>
      <text:p text:style-name="P64">Design by Contract:</text:p>
      <text:p text:style-name="P64">Output check for Test_Class.Name getter property</text:p>
      <text:p text:style-name="P64">Output type: &lt;type 'str'&gt;</text:p>
      <text:p text:style-name="P64">Who cares</text:p>
      <text:p text:style-name="P64"/>
      <text:p text:style-name="P64">Design by Contract:</text:p>
      <text:p text:style-name="P64">Input check for Test_Class.Name setter property</text:p>
      <text:p text:style-name="P64">ArgSpec(args=['self', 'strName'], varargs=None, keywords=None, defaults=None)</text:p>
      <text:p text:style-name="P64">{'self': &lt;__main__.Test_Class object at 0x00000000024209B0&gt;, 'strName': 'What ever'}</text:p>
      <text:p text:style-name="P64"/>
      <text:p text:style-name="P64">Design by Contract:</text:p>
      <text:p text:style-name="P64">Output check for Test_Class.Name getter property</text:p>
      <text:p text:style-name="P64">Output type: &lt;type 'str'&gt;</text:p>
      <text:p text:style-name="P64">What ever</text:p>
      <text:p text:style-name="P64"/>
      <text:p text:style-name="P64">Design by Contract:</text:p>
      <text:p text:style-name="P64">Input check for Test_Class.test_classmethod class method</text:p>
      <text:p text:style-name="P64">ArgSpec(args=['cls', 'a', 'b'], varargs='args', keywords='kwargs', defaults=None)</text:p>
      <text:p text:style-name="P64">{'a': 1, 'kwargs': {}, 'b': 2, 'args': ('test',), 'cls': &lt;class '__main__.Test_Class'&gt;}</text:p>
      <text:p text:style-name="P64">Inside test_classmethod method</text:p>
      <text:p text:style-name="P64">Output type: &lt;type 'str'&gt;</text:p>
      <text:p text:style-name="P64">1 != 2</text:p>
      <text:p text:style-name="P64"/>
      <text:p text:style-name="P64">Design by Contract:</text:p>
      <text:p text:style-name="P64">Input check for Test_Class.test_classmethod class method</text:p>
      <text:p text:style-name="P64">ArgSpec(args=['cls', 'a', 'b'], varargs='args', keywords='kwargs', defaults=None)</text:p>
      <text:p text:style-name="P64">{'a': 1, 'kwargs': {}, 'b': 2, 'args': ('test',), 'cls': &lt;class '__main__.Test_Class'&gt;}</text:p>
      <text:p text:style-name="P64">Inside test_classmethod method</text:p>
      <text:p text:style-name="P64">Output type: &lt;type 'str'&gt;</text:p>
      <text:p text:style-name="P64">1 != 2</text:p>
      <text:p text:style-name="P64"/>
      <text:p text:style-name="P64">Design by Contract:</text:p>
      <text:p text:style-name="P64">Input check for Test_Class.test_staticmethod static method</text:p>
      <text:p text:style-name="P64">ArgSpec(args=['a', 'b'], varargs='args', keywords='kwargs', defaults=None)</text:p>
      <text:p text:style-name="P64">{'a': 1, 'b': 2, 'args': ('test',), 'kwargs': {}}</text:p>
      <text:p text:style-name="P64">Inside test_staticmethod method</text:p>
      <text:p text:style-name="P64">Output type: &lt;type 'str'&gt;</text:p>
      <text:p text:style-name="P64">1 != 2</text:p>
      <text:p text:style-name="P64"/>
      <text:p text:style-name="P64"><text:soft-page-break/>Design by Contract:</text:p>
      <text:p text:style-name="P64">Input check for Test_Class.test_staticmethod static method</text:p>
      <text:p text:style-name="P64">ArgSpec(args=['a', 'b'], varargs='args', keywords='kwargs', defaults=None)</text:p>
      <text:p text:style-name="P64">{'a': 1, 'b': 2, 'args': ('test',), 'kwargs': {}}</text:p>
      <text:p text:style-name="P64">Inside test_staticmethod method</text:p>
      <text:p text:style-name="P64">Output type: &lt;type 'str'&gt;</text:p>
      <text:p text:style-name="P51">1 != 2</text:p>
      <text:p text:style-name="P23"/>
      <text:h text:style-name="Heading_20_1" text:outline-level="1">Conclusion</text:h>
      <text:p text:style-name="P30">The decorators provide powerful, flexible and reliable means for the implementation of the Design by Contract paradigm. The proposed implementation scheme is:</text:p>
      <text:list xml:id="list2143315757" text:style-name="L2">
        <text:list-item>
          <text:p text:style-name="P66">The function / method contract is defined outside it but in the same namespace, i.e. in the same module for the normal functions and within the class’ definition for the properties, instance, class and static methods, in the form of a look-up object, e.g. a dictionary or some user-defined class’ instance</text:p>
        </text:list-item>
        <text:list-item>
          <text:p text:style-name="P66">A function / method is taken under the Design by Contract control by decorating it with the corresponding decorator function using @ syntax</text:p>
        </text:list-item>
        <text:list-item>
          <text:p text:style-name="P66">The decorator functions return their closures as callable objects to ‘replace’ <text:span text:style-name="T47">the original functions / methods – the original functions / methods become anonymous, whereas the variables / attributes that used to reference those callables now, after the decoration reference the closures returned by the decorator functions</text:span></text:p>
        </text:list-item>
        <text:list-item>
          <text:p text:style-name="P67">The closures of the decorator functions use external Design by Contract look-up objects to find the rules for the specific function / method by their names, perform the input data checks on the received arguments, call the decorated function / method, perform the output data check on the result of this call, and, if the both checks are passed, return that value</text:p>
        </text:list-item>
        <text:list-item>
          <text:p text:style-name="P67">The closures should raise specific exception(s) if either the external Design by Contract look-up object is not found, or it doesn’t contain the contract for this specific function / method – this is a case of the programming fault</text:p>
        </text:list-item>
        <text:list-item>
          <text:p text:style-name="P67">The closures should raise other specific exception(s) if either the input or output data check has failed</text:p>
        </text:list-item>
        <text:list-item>
          <text:p text:style-name="P67">Own decorator function are to be defined for the ‘fundamental’ callable types: normal function, instance method, class method, static method, getter property and setter property</text:p>
        </text:list-item>
        <text:list-item>
          <text:p text:style-name="P68">Class and static method’s decorators as well as the getter property decorators may implement ‘short-cut’ for the decorators chaining elimination by already returning the built-in functions <text:span text:style-name="T29">classmethod</text:span>(), <text:span text:style-name="T29">staticmethod</text:span>() and <text:span text:style-name="T29">property</text:span>() respectively applied to their closures</text:p>
        </text:list-item>
        <text:list-item>
          <text:p text:style-name="P68">The decorator for the setter properties should return normal callable closure, and the corresponding decorator can be chained (as the first / bottom decorator) with the standard <text:span text:style-name="T29">@some_property.setter</text:span> decorator.; in this case the getter and setter Design by Contract property decorators can be applied independently (either one or both)</text:p>
        </text:list-item>
        <text:list-item>
          <text:p text:style-name="P68">In the case of the getter and setter properties, instance and class methods decorators the reference to an instance of a class (or to the class itself in the last case) is passed explicitly as the first argument to the closure, thus the Design by Contract look-up object defined within that class can be accessed directly</text:p>
        </text:list-item>
        <text:list-item>
          <text:p text:style-name="P68">In the case of the normal function and static method decorators the <text:span text:style-name="T48">reference to the look-up object must be passed, thus these decorators must be parametric; which can be implemented using nested (2-levels) closures</text:span></text:p>
        </text:list-item>
        <text:list-item>
          <text:p text:style-name="P69">The standard library <text:span text:style-name="T5">functools</text:span> provides convenient function <text:span text:style-name="T29">wraps</text:span>(), which can be used as a decorator for the closure itself in order to preserve the original name and doc-string of the decorated function /method</text:p>
        </text:list-item>
        <text:list-item>
          <text:p text:style-name="P69"><text:soft-page-break/>The standard library <text:span text:style-name="T5">inspect</text:span> provides two functions – <text:span text:style-name="T29">getargspecs</text:span>() and <text:span text:style-name="T29">getcallargs</text:span>() - which can be used for the analysis of the arguments passed into the decorated function / method</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6:47:44.685557053</meta:creation-date>
    <dc:date>2018-06-11T11:30:01.030000000</dc:date>
    <meta:editing-duration>PT1H20M50S</meta:editing-duration>
    <meta:editing-cycles>17</meta:editing-cycles>
    <meta:generator>LibreOffice/6.0.2.1$Windows_X86_64 LibreOffice_project/f7f06a8f319e4b62f9bc5095aa112a65d2f3ac89</meta:generator>
    <dc:creator>Anton Azarov</dc:creator>
    <meta:document-statistic meta:table-count="0" meta:image-count="0" meta:object-count="4" meta:page-count="23" meta:paragraph-count="1011" meta:word-count="6101" meta:character-count="46741" meta:non-whitespace-character-count="37520"/>
  </office:meta>
</office:document-meta>
</file>

<file path=Object 1/content.xml><?xml version="1.0" encoding="utf-8"?>
<math xmlns="http://www.w3.org/1998/Math/MathML" display="block">
  <semantics>
    <mrow>
      <mrow>
        <mi>f</mi>
        <mrow>
          <mo fence="true" stretchy="false">(</mo>
          <mrow>
            <mi>x</mi>
          </mrow>
          <mo fence="true" stretchy="false">)</mo>
        </mrow>
      </mrow>
      <mo stretchy="false">⇒</mo>
      <mrow>
        <mi>h</mi>
        <mrow>
          <mo fence="true" stretchy="false">(</mo>
          <mrow>
            <mrow>
              <mi>f</mi>
              <mi>,</mi>
              <mi>x</mi>
            </mrow>
          </mrow>
          <mo fence="true" stretchy="false">)</mo>
        </mrow>
      </mrow>
    </mrow>
    <annotation encoding="StarMath 5.0">{f( x )} drarrow { h(f, x) } </annotation>
  </semantics>
</math>
</file>

<file path=Object 2/content.xml><?xml version="1.0" encoding="utf-8"?>
<math xmlns="http://www.w3.org/1998/Math/MathML" display="block">
  <semantics>
    <mrow>
      <mrow>
        <mi mathvariant="normal">λ</mi>
        <mi mathvariant="italic">fx</mi>
      </mrow>
      <mo stretchy="false">→</mo>
      <mrow>
        <mrow>
          <mi mathvariant="normal">λ</mi>
          <mi>f</mi>
        </mrow>
        <mo stretchy="false">∘</mo>
        <mrow>
          <mi mathvariant="normal">λ</mi>
          <mi>x</mi>
        </mrow>
      </mrow>
    </mrow>
    <annotation encoding="StarMath 5.0">{%lambda fx} toward { {%lambda f}  circ {%lambda x}  } </annotation>
  </semantics>
</math>
</file>

<file path=Object 3/content.xml><?xml version="1.0" encoding="utf-8"?>
<math xmlns="http://www.w3.org/1998/Math/MathML" display="block">
  <semantics>
    <mrow>
      <mrow>
        <mi>f</mi>
        <mrow>
          <mo fence="true" stretchy="false">(</mo>
          <mrow>
            <mi>x</mi>
          </mrow>
          <mo fence="true" stretchy="false">)</mo>
        </mrow>
      </mrow>
      <mo stretchy="false">⇒</mo>
      <mrow>
        <mrow>
          <mi>h</mi>
          <mrow>
            <mo fence="true" stretchy="false">(</mo>
            <mrow>
              <mrow>
                <mi>f</mi>
                <mi>,</mi>
                <mi>x</mi>
              </mrow>
            </mrow>
            <mo fence="true" stretchy="false">)</mo>
          </mrow>
        </mrow>
        <mo stretchy="false">→</mo>
        <mrow>
          <mi>g</mi>
          <mrow>
            <mo fence="true" stretchy="false">(</mo>
            <mrow>
              <mi>f</mi>
            </mrow>
            <mo fence="true" stretchy="false">)</mo>
          </mrow>
          <mrow>
            <mo fence="true" stretchy="false">(</mo>
            <mrow>
              <mi>x</mi>
            </mrow>
            <mo fence="true" stretchy="false">)</mo>
          </mrow>
        </mrow>
      </mrow>
    </mrow>
    <annotation encoding="StarMath 5.0">{f( x )} drarrow { h(f, x) } toward { g( f )( x ) }</annotation>
  </semantics>
</math>
</file>

<file path=Object 4/content.xml><?xml version="1.0" encoding="utf-8"?>
<math xmlns="http://www.w3.org/1998/Math/MathML" display="block">
  <semantics>
    <mrow>
      <mrow>
        <mi>f</mi>
        <mrow>
          <mo fence="true" stretchy="false">(</mo>
          <mrow>
            <mi>x</mi>
          </mrow>
          <mo fence="true" stretchy="false">)</mo>
        </mrow>
      </mrow>
      <mo stretchy="false">⇒</mo>
      <mrow>
        <mrow>
          <mi>h</mi>
          <mrow>
            <mo fence="true" stretchy="false">(</mo>
            <mrow>
              <mrow>
                <mi>f</mi>
                <mi>,</mi>
                <mi>x</mi>
              </mrow>
            </mrow>
            <mo fence="true" stretchy="false">)</mo>
          </mrow>
        </mrow>
        <mo stretchy="false">→</mo>
        <mrow>
          <mi>g</mi>
          <mrow>
            <mo fence="true" stretchy="false">(</mo>
            <mrow>
              <mi>f</mi>
            </mrow>
            <mo fence="true" stretchy="false">)</mo>
          </mrow>
          <mrow>
            <mo fence="true" stretchy="false">(</mo>
            <mrow>
              <mi>x</mi>
            </mrow>
            <mo fence="true" stretchy="false">)</mo>
          </mrow>
        </mrow>
        <mo stretchy="false">→</mo>
        <mrow>
          <mi>F</mi>
          <mrow>
            <mo fence="true" stretchy="false">(</mo>
            <mrow>
              <mi>x</mi>
            </mrow>
            <mo fence="true" stretchy="false">)</mo>
          </mrow>
        </mrow>
      </mrow>
    </mrow>
    <annotation encoding="StarMath 5.0">{f( x )} drarrow { h(f, x) } toward { g( f )( x ) } toward { F(x) }</annotation>
  </semantics>
</math>
</file>